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3.69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49.2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s" table:style-name="ta1">
        <table:shapes>
          <draw:frame draw:z-index="0" draw:style-name="gr1" draw:text-style-name="P1" svg:width="159.99mm" svg:height="89.99mm" svg:x="116.75mm" svg:y="26.76mm">
            <loext:p draw:notify-on-update-of-ranges="times.A1:times.A1 times.A2:times.A201 times.B1:times.B1 times.B2:times.B201 times.A1:times.A1 times.A2:times.A201 times.C1:times.C1 times.C2:times.C2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efault cwn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ansfer rate (MB/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57" calcext:value-type="float">
            <text:p>4.57</text:p>
          </table:table-cell>
          <table:table-cell table:formula="of:=(20.4/[.B2])" office:value-type="float" office:value="4.46389496717724" calcext:value-type="float">
            <text:p>4.46389496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57" calcext:value-type="float">
            <text:p>4.57</text:p>
          </table:table-cell>
          <table:table-cell table:formula="of:=(20.4/[.B3])" office:value-type="float" office:value="4.46389496717724" calcext:value-type="float">
            <text:p>4.46389496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.51" calcext:value-type="float">
            <text:p>3.51</text:p>
          </table:table-cell>
          <table:table-cell table:formula="of:=(20.4/[.B4])" office:value-type="float" office:value="5.81196581196581" calcext:value-type="float">
            <text:p>5.8119658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.85" calcext:value-type="float">
            <text:p>3.85</text:p>
          </table:table-cell>
          <table:table-cell table:formula="of:=(20.4/[.B5])" office:value-type="float" office:value="5.2987012987013" calcext:value-type="float">
            <text:p>5.29870129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.32" calcext:value-type="float">
            <text:p>3.32</text:p>
          </table:table-cell>
          <table:table-cell table:formula="of:=(20.4/[.B6])" office:value-type="float" office:value="6.14457831325301" calcext:value-type="float">
            <text:p>6.144578313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.37" calcext:value-type="float">
            <text:p>3.37</text:p>
          </table:table-cell>
          <table:table-cell table:formula="of:=(20.4/[.B7])" office:value-type="float" office:value="6.05341246290801" calcext:value-type="float">
            <text:p>6.053412462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.53" calcext:value-type="float">
            <text:p>4.53</text:p>
          </table:table-cell>
          <table:table-cell table:formula="of:=(20.4/[.B8])" office:value-type="float" office:value="4.50331125827815" calcext:value-type="float">
            <text:p>4.503311258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.34" calcext:value-type="float">
            <text:p>3.34</text:p>
          </table:table-cell>
          <table:table-cell table:formula="of:=(20.4/[.B9])" office:value-type="float" office:value="6.10778443113772" calcext:value-type="float">
            <text:p>6.107784431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.35" calcext:value-type="float">
            <text:p>3.35</text:p>
          </table:table-cell>
          <table:table-cell table:formula="of:=(20.4/[.B10])" office:value-type="float" office:value="6.08955223880597" calcext:value-type="float">
            <text:p>6.089552238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.68" calcext:value-type="float">
            <text:p>3.68</text:p>
          </table:table-cell>
          <table:table-cell table:formula="of:=(20.4/[.B11])" office:value-type="float" office:value="5.54347826086956" calcext:value-type="float">
            <text:p>5.543478260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.31" calcext:value-type="float">
            <text:p>3.31</text:p>
          </table:table-cell>
          <table:table-cell table:formula="of:=(20.4/[.B12])" office:value-type="float" office:value="6.1631419939577" calcext:value-type="float">
            <text:p>6.16314199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.51" calcext:value-type="float">
            <text:p>3.51</text:p>
          </table:table-cell>
          <table:table-cell table:formula="of:=(20.4/[.B13])" office:value-type="float" office:value="5.81196581196581" calcext:value-type="float">
            <text:p>5.81196581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.31" calcext:value-type="float">
            <text:p>3.31</text:p>
          </table:table-cell>
          <table:table-cell table:formula="of:=(20.4/[.B14])" office:value-type="float" office:value="6.1631419939577" calcext:value-type="float">
            <text:p>6.16314199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.66" calcext:value-type="float">
            <text:p>3.66</text:p>
          </table:table-cell>
          <table:table-cell table:formula="of:=(20.4/[.B15])" office:value-type="float" office:value="5.57377049180328" calcext:value-type="float">
            <text:p>5.573770491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.1" calcext:value-type="float">
            <text:p>3.1</text:p>
          </table:table-cell>
          <table:table-cell table:formula="of:=(20.4/[.B16])" office:value-type="float" office:value="6.58064516129032" calcext:value-type="float">
            <text:p>6.580645161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.91" calcext:value-type="float">
            <text:p>2.91</text:p>
          </table:table-cell>
          <table:table-cell table:formula="of:=(20.4/[.B17])" office:value-type="float" office:value="7.01030927835051" calcext:value-type="float">
            <text:p>7.010309278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.29" calcext:value-type="float">
            <text:p>3.29</text:p>
          </table:table-cell>
          <table:table-cell table:formula="of:=(20.4/[.B18])" office:value-type="float" office:value="6.20060790273556" calcext:value-type="float">
            <text:p>6.200607902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.85" calcext:value-type="float">
            <text:p>3.85</text:p>
          </table:table-cell>
          <table:table-cell table:formula="of:=(20.4/[.B19])" office:value-type="float" office:value="5.2987012987013" calcext:value-type="float">
            <text:p>5.298701298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.82" calcext:value-type="float">
            <text:p>3.82</text:p>
          </table:table-cell>
          <table:table-cell table:formula="of:=(20.4/[.B20])" office:value-type="float" office:value="5.34031413612565" calcext:value-type="float">
            <text:p>5.340314136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.82" calcext:value-type="float">
            <text:p>3.82</text:p>
          </table:table-cell>
          <table:table-cell table:formula="of:=(20.4/[.B21])" office:value-type="float" office:value="5.34031413612565" calcext:value-type="float">
            <text:p>5.340314136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.45" calcext:value-type="float">
            <text:p>3.45</text:p>
          </table:table-cell>
          <table:table-cell table:formula="of:=(20.4/[.B22])" office:value-type="float" office:value="5.91304347826087" calcext:value-type="float">
            <text:p>5.913043478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.47" calcext:value-type="float">
            <text:p>4.47</text:p>
          </table:table-cell>
          <table:table-cell table:formula="of:=(20.4/[.B23])" office:value-type="float" office:value="4.56375838926174" calcext:value-type="float">
            <text:p>4.563758389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.43" calcext:value-type="float">
            <text:p>4.43</text:p>
          </table:table-cell>
          <table:table-cell table:formula="of:=(20.4/[.B24])" office:value-type="float" office:value="4.60496613995485" calcext:value-type="float">
            <text:p>4.6049661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.24" calcext:value-type="float">
            <text:p>3.24</text:p>
          </table:table-cell>
          <table:table-cell table:formula="of:=(20.4/[.B25])" office:value-type="float" office:value="6.2962962962963" calcext:value-type="float">
            <text:p>6.296296296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.37" calcext:value-type="float">
            <text:p>3.37</text:p>
          </table:table-cell>
          <table:table-cell table:formula="of:=(20.4/[.B26])" office:value-type="float" office:value="6.05341246290801" calcext:value-type="float">
            <text:p>6.053412462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.12" calcext:value-type="float">
            <text:p>4.12</text:p>
          </table:table-cell>
          <table:table-cell table:formula="of:=(20.4/[.B27])" office:value-type="float" office:value="4.95145631067961" calcext:value-type="float">
            <text:p>4.951456310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.29" calcext:value-type="float">
            <text:p>4.29</text:p>
          </table:table-cell>
          <table:table-cell table:formula="of:=(20.4/[.B28])" office:value-type="float" office:value="4.75524475524476" calcext:value-type="float">
            <text:p>4.755244755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.52" calcext:value-type="float">
            <text:p>3.52</text:p>
          </table:table-cell>
          <table:table-cell table:formula="of:=(20.4/[.B29])" office:value-type="float" office:value="5.79545454545455" calcext:value-type="float">
            <text:p>5.795454545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.96" calcext:value-type="float">
            <text:p>3.96</text:p>
          </table:table-cell>
          <table:table-cell table:formula="of:=(20.4/[.B30])" office:value-type="float" office:value="5.15151515151515" calcext:value-type="float">
            <text:p>5.151515151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.28" calcext:value-type="float">
            <text:p>3.28</text:p>
          </table:table-cell>
          <table:table-cell table:formula="of:=(20.4/[.B31])" office:value-type="float" office:value="6.21951219512195" calcext:value-type="float">
            <text:p>6.219512195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.19" calcext:value-type="float">
            <text:p>3.19</text:p>
          </table:table-cell>
          <table:table-cell table:formula="of:=(20.4/[.B32])" office:value-type="float" office:value="6.39498432601881" calcext:value-type="float">
            <text:p>6.39498432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.88" calcext:value-type="float">
            <text:p>3.88</text:p>
          </table:table-cell>
          <table:table-cell table:formula="of:=(20.4/[.B33])" office:value-type="float" office:value="5.25773195876289" calcext:value-type="float">
            <text:p>5.257731958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.61" calcext:value-type="float">
            <text:p>3.61</text:p>
          </table:table-cell>
          <table:table-cell table:formula="of:=(20.4/[.B34])" office:value-type="float" office:value="5.65096952908587" calcext:value-type="float">
            <text:p>5.650969529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.55" calcext:value-type="float">
            <text:p>3.55</text:p>
          </table:table-cell>
          <table:table-cell table:formula="of:=(20.4/[.B35])" office:value-type="float" office:value="5.74647887323944" calcext:value-type="float">
            <text:p>5.746478873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.68" calcext:value-type="float">
            <text:p>3.68</text:p>
          </table:table-cell>
          <table:table-cell table:formula="of:=(20.4/[.B36])" office:value-type="float" office:value="5.54347826086956" calcext:value-type="float">
            <text:p>5.543478260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.23" calcext:value-type="float">
            <text:p>4.23</text:p>
          </table:table-cell>
          <table:table-cell table:formula="of:=(20.4/[.B37])" office:value-type="float" office:value="4.82269503546099" calcext:value-type="float">
            <text:p>4.822695035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.73" calcext:value-type="float">
            <text:p>3.73</text:p>
          </table:table-cell>
          <table:table-cell table:formula="of:=(20.4/[.B38])" office:value-type="float" office:value="5.46916890080429" calcext:value-type="float">
            <text:p>5.469168900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.88" calcext:value-type="float">
            <text:p>3.88</text:p>
          </table:table-cell>
          <table:table-cell table:formula="of:=(20.4/[.B39])" office:value-type="float" office:value="5.25773195876289" calcext:value-type="float">
            <text:p>5.257731958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.75" calcext:value-type="float">
            <text:p>4.75</text:p>
          </table:table-cell>
          <table:table-cell table:formula="of:=(20.4/[.B40])" office:value-type="float" office:value="4.29473684210526" calcext:value-type="float">
            <text:p>4.294736842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.9" calcext:value-type="float">
            <text:p>3.9</text:p>
          </table:table-cell>
          <table:table-cell table:formula="of:=(20.4/[.B41])" office:value-type="float" office:value="5.23076923076923" calcext:value-type="float">
            <text:p>5.230769230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3.81" calcext:value-type="float">
            <text:p>3.81</text:p>
          </table:table-cell>
          <table:table-cell table:formula="of:=(20.4/[.B42])" office:value-type="float" office:value="5.35433070866142" calcext:value-type="float">
            <text:p>5.3543307087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3.62" calcext:value-type="float">
            <text:p>3.62</text:p>
          </table:table-cell>
          <table:table-cell table:formula="of:=(20.4/[.B43])" office:value-type="float" office:value="5.6353591160221" calcext:value-type="float">
            <text:p>5.63535911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3.79" calcext:value-type="float">
            <text:p>3.79</text:p>
          </table:table-cell>
          <table:table-cell table:formula="of:=(20.4/[.B44])" office:value-type="float" office:value="5.38258575197889" calcext:value-type="float">
            <text:p>5.38258575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3.55" calcext:value-type="float">
            <text:p>3.55</text:p>
          </table:table-cell>
          <table:table-cell table:formula="of:=(20.4/[.B45])" office:value-type="float" office:value="5.74647887323944" calcext:value-type="float">
            <text:p>5.746478873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3.54" calcext:value-type="float">
            <text:p>3.54</text:p>
          </table:table-cell>
          <table:table-cell table:formula="of:=(20.4/[.B46])" office:value-type="float" office:value="5.76271186440678" calcext:value-type="float">
            <text:p>5.762711864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3.52" calcext:value-type="float">
            <text:p>3.52</text:p>
          </table:table-cell>
          <table:table-cell table:formula="of:=(20.4/[.B47])" office:value-type="float" office:value="5.79545454545455" calcext:value-type="float">
            <text:p>5.795454545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.79" calcext:value-type="float">
            <text:p>3.79</text:p>
          </table:table-cell>
          <table:table-cell table:formula="of:=(20.4/[.B48])" office:value-type="float" office:value="5.38258575197889" calcext:value-type="float">
            <text:p>5.38258575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.5" calcext:value-type="float">
            <text:p>3.5</text:p>
          </table:table-cell>
          <table:table-cell table:formula="of:=(20.4/[.B49])" office:value-type="float" office:value="5.82857142857143" calcext:value-type="float">
            <text:p>5.8285714286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.29" calcext:value-type="float">
            <text:p>3.29</text:p>
          </table:table-cell>
          <table:table-cell table:formula="of:=(20.4/[.B50])" office:value-type="float" office:value="6.20060790273556" calcext:value-type="float">
            <text:p>6.2006079027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3.92" calcext:value-type="float">
            <text:p>3.92</text:p>
          </table:table-cell>
          <table:table-cell table:formula="of:=(20.4/[.B51])" office:value-type="float" office:value="5.20408163265306" calcext:value-type="float">
            <text:p>5.2040816327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3.48" calcext:value-type="float">
            <text:p>3.48</text:p>
          </table:table-cell>
          <table:table-cell table:formula="of:=(20.4/[.B52])" office:value-type="float" office:value="5.86206896551724" calcext:value-type="float">
            <text:p>5.8620689655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3.72" calcext:value-type="float">
            <text:p>3.72</text:p>
          </table:table-cell>
          <table:table-cell table:formula="of:=(20.4/[.B53])" office:value-type="float" office:value="5.48387096774194" calcext:value-type="float">
            <text:p>5.4838709677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3.63" calcext:value-type="float">
            <text:p>3.63</text:p>
          </table:table-cell>
          <table:table-cell table:formula="of:=(20.4/[.B54])" office:value-type="float" office:value="5.6198347107438" calcext:value-type="float">
            <text:p>5.6198347107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3.51" calcext:value-type="float">
            <text:p>3.51</text:p>
          </table:table-cell>
          <table:table-cell table:formula="of:=(20.4/[.B55])" office:value-type="float" office:value="5.81196581196581" calcext:value-type="float">
            <text:p>5.811965812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3.4" calcext:value-type="float">
            <text:p>3.4</text:p>
          </table:table-cell>
          <table:table-cell table:formula="of:=(20.4/[.B56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3.34" calcext:value-type="float">
            <text:p>3.34</text:p>
          </table:table-cell>
          <table:table-cell table:formula="of:=(20.4/[.B57])" office:value-type="float" office:value="6.10778443113772" calcext:value-type="float">
            <text:p>6.1077844311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3.38" calcext:value-type="float">
            <text:p>3.38</text:p>
          </table:table-cell>
          <table:table-cell table:formula="of:=(20.4/[.B58])" office:value-type="float" office:value="6.03550295857988" calcext:value-type="float">
            <text:p>6.0355029586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3.22" calcext:value-type="float">
            <text:p>3.22</text:p>
          </table:table-cell>
          <table:table-cell table:formula="of:=(20.4/[.B59])" office:value-type="float" office:value="6.33540372670807" calcext:value-type="float">
            <text:p>6.3354037267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3.7" calcext:value-type="float">
            <text:p>3.7</text:p>
          </table:table-cell>
          <table:table-cell table:formula="of:=(20.4/[.B60])" office:value-type="float" office:value="5.51351351351351" calcext:value-type="float">
            <text:p>5.5135135135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3.22" calcext:value-type="float">
            <text:p>3.22</text:p>
          </table:table-cell>
          <table:table-cell table:formula="of:=(20.4/[.B61])" office:value-type="float" office:value="6.33540372670807" calcext:value-type="float">
            <text:p>6.3354037267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3.13" calcext:value-type="float">
            <text:p>3.13</text:p>
          </table:table-cell>
          <table:table-cell table:formula="of:=(20.4/[.B62])" office:value-type="float" office:value="6.51757188498403" calcext:value-type="float">
            <text:p>6.517571885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3.5" calcext:value-type="float">
            <text:p>3.5</text:p>
          </table:table-cell>
          <table:table-cell table:formula="of:=(20.4/[.B63])" office:value-type="float" office:value="5.82857142857143" calcext:value-type="float">
            <text:p>5.8285714286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3.45" calcext:value-type="float">
            <text:p>3.45</text:p>
          </table:table-cell>
          <table:table-cell table:formula="of:=(20.4/[.B64])" office:value-type="float" office:value="5.91304347826087" calcext:value-type="float">
            <text:p>5.9130434783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4.29" calcext:value-type="float">
            <text:p>4.29</text:p>
          </table:table-cell>
          <table:table-cell table:formula="of:=(20.4/[.B65])" office:value-type="float" office:value="4.75524475524476" calcext:value-type="float">
            <text:p>4.7552447552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3.73" calcext:value-type="float">
            <text:p>3.73</text:p>
          </table:table-cell>
          <table:table-cell table:formula="of:=(20.4/[.B66])" office:value-type="float" office:value="5.46916890080429" calcext:value-type="float">
            <text:p>5.4691689008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3.81" calcext:value-type="float">
            <text:p>3.81</text:p>
          </table:table-cell>
          <table:table-cell table:formula="of:=(20.4/[.B67])" office:value-type="float" office:value="5.35433070866142" calcext:value-type="float">
            <text:p>5.3543307087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3.36" calcext:value-type="float">
            <text:p>3.36</text:p>
          </table:table-cell>
          <table:table-cell table:formula="of:=(20.4/[.B68])" office:value-type="float" office:value="6.07142857142857" calcext:value-type="float">
            <text:p>6.0714285714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4.27" calcext:value-type="float">
            <text:p>4.27</text:p>
          </table:table-cell>
          <table:table-cell table:formula="of:=(20.4/[.B69])" office:value-type="float" office:value="4.77751756440281" calcext:value-type="float">
            <text:p>4.7775175644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3.38" calcext:value-type="float">
            <text:p>3.38</text:p>
          </table:table-cell>
          <table:table-cell table:formula="of:=(20.4/[.B70])" office:value-type="float" office:value="6.03550295857988" calcext:value-type="float">
            <text:p>6.0355029586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3.48" calcext:value-type="float">
            <text:p>3.48</text:p>
          </table:table-cell>
          <table:table-cell table:formula="of:=(20.4/[.B71])" office:value-type="float" office:value="5.86206896551724" calcext:value-type="float">
            <text:p>5.8620689655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4.43" calcext:value-type="float">
            <text:p>4.43</text:p>
          </table:table-cell>
          <table:table-cell table:formula="of:=(20.4/[.B72])" office:value-type="float" office:value="4.60496613995485" calcext:value-type="float">
            <text:p>4.60496614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3.76" calcext:value-type="float">
            <text:p>3.76</text:p>
          </table:table-cell>
          <table:table-cell table:formula="of:=(20.4/[.B73])" office:value-type="float" office:value="5.42553191489362" calcext:value-type="float">
            <text:p>5.4255319149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3.67" calcext:value-type="float">
            <text:p>3.67</text:p>
          </table:table-cell>
          <table:table-cell table:formula="of:=(20.4/[.B74])" office:value-type="float" office:value="5.55858310626703" calcext:value-type="float">
            <text:p>5.5585831063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4.71" calcext:value-type="float">
            <text:p>4.71</text:p>
          </table:table-cell>
          <table:table-cell table:formula="of:=(20.4/[.B75])" office:value-type="float" office:value="4.3312101910828" calcext:value-type="float">
            <text:p>4.3312101911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4.06" calcext:value-type="float">
            <text:p>4.06</text:p>
          </table:table-cell>
          <table:table-cell table:formula="of:=(20.4/[.B76])" office:value-type="float" office:value="5.02463054187192" calcext:value-type="float">
            <text:p>5.0246305419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4.41" calcext:value-type="float">
            <text:p>4.41</text:p>
          </table:table-cell>
          <table:table-cell table:formula="of:=(20.4/[.B77])" office:value-type="float" office:value="4.62585034013605" calcext:value-type="float">
            <text:p>4.6258503401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3.76" calcext:value-type="float">
            <text:p>3.76</text:p>
          </table:table-cell>
          <table:table-cell table:formula="of:=(20.4/[.B78])" office:value-type="float" office:value="5.42553191489362" calcext:value-type="float">
            <text:p>5.4255319149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3.72" calcext:value-type="float">
            <text:p>3.72</text:p>
          </table:table-cell>
          <table:table-cell table:formula="of:=(20.4/[.B79])" office:value-type="float" office:value="5.48387096774194" calcext:value-type="float">
            <text:p>5.4838709677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4.07" calcext:value-type="float">
            <text:p>4.07</text:p>
          </table:table-cell>
          <table:table-cell table:formula="of:=(20.4/[.B80])" office:value-type="float" office:value="5.01228501228501" calcext:value-type="float">
            <text:p>5.0122850123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3.85" calcext:value-type="float">
            <text:p>3.85</text:p>
          </table:table-cell>
          <table:table-cell table:formula="of:=(20.4/[.B81])" office:value-type="float" office:value="5.2987012987013" calcext:value-type="float">
            <text:p>5.2987012987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3.53" calcext:value-type="float">
            <text:p>3.53</text:p>
          </table:table-cell>
          <table:table-cell table:formula="of:=(20.4/[.B82])" office:value-type="float" office:value="5.77903682719547" calcext:value-type="float">
            <text:p>5.7790368272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3.85" calcext:value-type="float">
            <text:p>3.85</text:p>
          </table:table-cell>
          <table:table-cell table:formula="of:=(20.4/[.B83])" office:value-type="float" office:value="5.2987012987013" calcext:value-type="float">
            <text:p>5.2987012987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3.56" calcext:value-type="float">
            <text:p>3.56</text:p>
          </table:table-cell>
          <table:table-cell table:formula="of:=(20.4/[.B84])" office:value-type="float" office:value="5.73033707865169" calcext:value-type="float">
            <text:p>5.7303370787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3.82" calcext:value-type="float">
            <text:p>3.82</text:p>
          </table:table-cell>
          <table:table-cell table:formula="of:=(20.4/[.B85])" office:value-type="float" office:value="5.34031413612565" calcext:value-type="float">
            <text:p>5.3403141361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3.77" calcext:value-type="float">
            <text:p>3.77</text:p>
          </table:table-cell>
          <table:table-cell table:formula="of:=(20.4/[.B86])" office:value-type="float" office:value="5.41114058355438" calcext:value-type="float">
            <text:p>5.4111405836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3.33" calcext:value-type="float">
            <text:p>3.33</text:p>
          </table:table-cell>
          <table:table-cell table:formula="of:=(20.4/[.B87])" office:value-type="float" office:value="6.12612612612613" calcext:value-type="float">
            <text:p>6.1261261261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3.91" calcext:value-type="float">
            <text:p>3.91</text:p>
          </table:table-cell>
          <table:table-cell table:formula="of:=(20.4/[.B88])" office:value-type="float" office:value="5.21739130434783" calcext:value-type="float">
            <text:p>5.2173913043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4.01" calcext:value-type="float">
            <text:p>4.01</text:p>
          </table:table-cell>
          <table:table-cell table:formula="of:=(20.4/[.B89])" office:value-type="float" office:value="5.08728179551122" calcext:value-type="float">
            <text:p>5.0872817955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3.73" calcext:value-type="float">
            <text:p>3.73</text:p>
          </table:table-cell>
          <table:table-cell table:formula="of:=(20.4/[.B90])" office:value-type="float" office:value="5.46916890080429" calcext:value-type="float">
            <text:p>5.4691689008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3.69" calcext:value-type="float">
            <text:p>3.69</text:p>
          </table:table-cell>
          <table:table-cell table:formula="of:=(20.4/[.B91])" office:value-type="float" office:value="5.52845528455285" calcext:value-type="float">
            <text:p>5.5284552846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3.39" calcext:value-type="float">
            <text:p>3.39</text:p>
          </table:table-cell>
          <table:table-cell table:formula="of:=(20.4/[.B92])" office:value-type="float" office:value="6.01769911504425" calcext:value-type="float">
            <text:p>6.017699115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3.78" calcext:value-type="float">
            <text:p>3.78</text:p>
          </table:table-cell>
          <table:table-cell table:formula="of:=(20.4/[.B93])" office:value-type="float" office:value="5.3968253968254" calcext:value-type="float">
            <text:p>5.3968253968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3.54" calcext:value-type="float">
            <text:p>3.54</text:p>
          </table:table-cell>
          <table:table-cell table:formula="of:=(20.4/[.B94])" office:value-type="float" office:value="5.76271186440678" calcext:value-type="float">
            <text:p>5.7627118644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3.44" calcext:value-type="float">
            <text:p>3.44</text:p>
          </table:table-cell>
          <table:table-cell table:formula="of:=(20.4/[.B95])" office:value-type="float" office:value="5.93023255813954" calcext:value-type="float">
            <text:p>5.9302325581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3.45" calcext:value-type="float">
            <text:p>3.45</text:p>
          </table:table-cell>
          <table:table-cell table:formula="of:=(20.4/[.B96])" office:value-type="float" office:value="5.91304347826087" calcext:value-type="float">
            <text:p>5.9130434783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3.46" calcext:value-type="float">
            <text:p>3.46</text:p>
          </table:table-cell>
          <table:table-cell table:formula="of:=(20.4/[.B97])" office:value-type="float" office:value="5.89595375722543" calcext:value-type="float">
            <text:p>5.8959537572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3.41" calcext:value-type="float">
            <text:p>3.41</text:p>
          </table:table-cell>
          <table:table-cell table:formula="of:=(20.4/[.B98])" office:value-type="float" office:value="5.98240469208211" calcext:value-type="float">
            <text:p>5.9824046921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3.54" calcext:value-type="float">
            <text:p>3.54</text:p>
          </table:table-cell>
          <table:table-cell table:formula="of:=(20.4/[.B99])" office:value-type="float" office:value="5.76271186440678" calcext:value-type="float">
            <text:p>5.7627118644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3.57" calcext:value-type="float">
            <text:p>3.57</text:p>
          </table:table-cell>
          <table:table-cell table:formula="of:=(20.4/[.B100])" office:value-type="float" office:value="5.71428571428571" calcext:value-type="float">
            <text:p>5.7142857143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.54" calcext:value-type="float">
            <text:p>3.54</text:p>
          </table:table-cell>
          <table:table-cell table:formula="of:=(20.4/[.B101])" office:value-type="float" office:value="5.76271186440678" calcext:value-type="float">
            <text:p>5.762711864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.54" calcext:value-type="float">
            <text:p>3.54</text:p>
          </table:table-cell>
          <table:table-cell table:formula="of:=(20.4/[.B102])" office:value-type="float" office:value="5.76271186440678" calcext:value-type="float">
            <text:p>5.762711864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.66" calcext:value-type="float">
            <text:p>3.66</text:p>
          </table:table-cell>
          <table:table-cell table:formula="of:=(20.4/[.B103])" office:value-type="float" office:value="5.57377049180328" calcext:value-type="float">
            <text:p>5.5737704918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3.52" calcext:value-type="float">
            <text:p>3.52</text:p>
          </table:table-cell>
          <table:table-cell table:formula="of:=(20.4/[.B104])" office:value-type="float" office:value="5.79545454545455" calcext:value-type="float">
            <text:p>5.7954545455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4.19" calcext:value-type="float">
            <text:p>4.19</text:p>
          </table:table-cell>
          <table:table-cell table:formula="of:=(20.4/[.B105])" office:value-type="float" office:value="4.86873508353222" calcext:value-type="float">
            <text:p>4.8687350835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3.47" calcext:value-type="float">
            <text:p>3.47</text:p>
          </table:table-cell>
          <table:table-cell table:formula="of:=(20.4/[.B106])" office:value-type="float" office:value="5.87896253602305" calcext:value-type="float">
            <text:p>5.878962536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3.41" calcext:value-type="float">
            <text:p>3.41</text:p>
          </table:table-cell>
          <table:table-cell table:formula="of:=(20.4/[.B107])" office:value-type="float" office:value="5.98240469208211" calcext:value-type="float">
            <text:p>5.9824046921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3.4" calcext:value-type="float">
            <text:p>3.4</text:p>
          </table:table-cell>
          <table:table-cell table:formula="of:=(20.4/[.B108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3.43" calcext:value-type="float">
            <text:p>3.43</text:p>
          </table:table-cell>
          <table:table-cell table:formula="of:=(20.4/[.B109])" office:value-type="float" office:value="5.94752186588921" calcext:value-type="float">
            <text:p>5.9475218659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3.63" calcext:value-type="float">
            <text:p>3.63</text:p>
          </table:table-cell>
          <table:table-cell table:formula="of:=(20.4/[.B110])" office:value-type="float" office:value="5.6198347107438" calcext:value-type="float">
            <text:p>5.6198347107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3.21" calcext:value-type="float">
            <text:p>3.21</text:p>
          </table:table-cell>
          <table:table-cell table:formula="of:=(20.4/[.B111])" office:value-type="float" office:value="6.35514018691589" calcext:value-type="float">
            <text:p>6.3551401869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3.79" calcext:value-type="float">
            <text:p>3.79</text:p>
          </table:table-cell>
          <table:table-cell table:formula="of:=(20.4/[.B112])" office:value-type="float" office:value="5.38258575197889" calcext:value-type="float">
            <text:p>5.382585752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3.48" calcext:value-type="float">
            <text:p>3.48</text:p>
          </table:table-cell>
          <table:table-cell table:formula="of:=(20.4/[.B113])" office:value-type="float" office:value="5.86206896551724" calcext:value-type="float">
            <text:p>5.8620689655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3.54" calcext:value-type="float">
            <text:p>3.54</text:p>
          </table:table-cell>
          <table:table-cell table:formula="of:=(20.4/[.B114])" office:value-type="float" office:value="5.76271186440678" calcext:value-type="float">
            <text:p>5.7627118644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3.26" calcext:value-type="float">
            <text:p>3.26</text:p>
          </table:table-cell>
          <table:table-cell table:formula="of:=(20.4/[.B115])" office:value-type="float" office:value="6.25766871165644" calcext:value-type="float">
            <text:p>6.2576687117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3.45" calcext:value-type="float">
            <text:p>3.45</text:p>
          </table:table-cell>
          <table:table-cell table:formula="of:=(20.4/[.B116])" office:value-type="float" office:value="5.91304347826087" calcext:value-type="float">
            <text:p>5.9130434783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4.06" calcext:value-type="float">
            <text:p>4.06</text:p>
          </table:table-cell>
          <table:table-cell table:formula="of:=(20.4/[.B117])" office:value-type="float" office:value="5.02463054187192" calcext:value-type="float">
            <text:p>5.0246305419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3.46" calcext:value-type="float">
            <text:p>3.46</text:p>
          </table:table-cell>
          <table:table-cell table:formula="of:=(20.4/[.B118])" office:value-type="float" office:value="5.89595375722543" calcext:value-type="float">
            <text:p>5.8959537572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3.3" calcext:value-type="float">
            <text:p>3.3</text:p>
          </table:table-cell>
          <table:table-cell table:formula="of:=(20.4/[.B119])" office:value-type="float" office:value="6.18181818181818" calcext:value-type="float">
            <text:p>6.1818181818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3.88" calcext:value-type="float">
            <text:p>3.88</text:p>
          </table:table-cell>
          <table:table-cell table:formula="of:=(20.4/[.B120])" office:value-type="float" office:value="5.25773195876289" calcext:value-type="float">
            <text:p>5.2577319588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3.38" calcext:value-type="float">
            <text:p>3.38</text:p>
          </table:table-cell>
          <table:table-cell table:formula="of:=(20.4/[.B121])" office:value-type="float" office:value="6.03550295857988" calcext:value-type="float">
            <text:p>6.0355029586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3.75" calcext:value-type="float">
            <text:p>3.75</text:p>
          </table:table-cell>
          <table:table-cell table:formula="of:=(20.4/[.B122])" office:value-type="float" office:value="5.44" calcext:value-type="float">
            <text:p>5.44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3.28" calcext:value-type="float">
            <text:p>3.28</text:p>
          </table:table-cell>
          <table:table-cell table:formula="of:=(20.4/[.B123])" office:value-type="float" office:value="6.21951219512195" calcext:value-type="float">
            <text:p>6.2195121951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4.41" calcext:value-type="float">
            <text:p>4.41</text:p>
          </table:table-cell>
          <table:table-cell table:formula="of:=(20.4/[.B124])" office:value-type="float" office:value="4.62585034013605" calcext:value-type="float">
            <text:p>4.6258503401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3.53" calcext:value-type="float">
            <text:p>3.53</text:p>
          </table:table-cell>
          <table:table-cell table:formula="of:=(20.4/[.B125])" office:value-type="float" office:value="5.77903682719547" calcext:value-type="float">
            <text:p>5.7790368272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3.61" calcext:value-type="float">
            <text:p>3.61</text:p>
          </table:table-cell>
          <table:table-cell table:formula="of:=(20.4/[.B126])" office:value-type="float" office:value="5.65096952908587" calcext:value-type="float">
            <text:p>5.6509695291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3.1" calcext:value-type="float">
            <text:p>3.1</text:p>
          </table:table-cell>
          <table:table-cell table:formula="of:=(20.4/[.B127])" office:value-type="float" office:value="6.58064516129032" calcext:value-type="float">
            <text:p>6.5806451613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4.85" calcext:value-type="float">
            <text:p>4.85</text:p>
          </table:table-cell>
          <table:table-cell table:formula="of:=(20.4/[.B128])" office:value-type="float" office:value="4.20618556701031" calcext:value-type="float">
            <text:p>4.206185567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3.7" calcext:value-type="float">
            <text:p>3.7</text:p>
          </table:table-cell>
          <table:table-cell table:formula="of:=(20.4/[.B129])" office:value-type="float" office:value="5.51351351351351" calcext:value-type="float">
            <text:p>5.5135135135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3.52" calcext:value-type="float">
            <text:p>3.52</text:p>
          </table:table-cell>
          <table:table-cell table:formula="of:=(20.4/[.B130])" office:value-type="float" office:value="5.79545454545455" calcext:value-type="float">
            <text:p>5.7954545455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4.25" calcext:value-type="float">
            <text:p>4.25</text:p>
          </table:table-cell>
          <table:table-cell table:formula="of:=(20.4/[.B131])"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3.63" calcext:value-type="float">
            <text:p>3.63</text:p>
          </table:table-cell>
          <table:table-cell table:formula="of:=(20.4/[.B132])" office:value-type="float" office:value="5.6198347107438" calcext:value-type="float">
            <text:p>5.6198347107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3.63" calcext:value-type="float">
            <text:p>3.63</text:p>
          </table:table-cell>
          <table:table-cell table:formula="of:=(20.4/[.B133])" office:value-type="float" office:value="5.6198347107438" calcext:value-type="float">
            <text:p>5.6198347107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4.04" calcext:value-type="float">
            <text:p>4.04</text:p>
          </table:table-cell>
          <table:table-cell table:formula="of:=(20.4/[.B134])" office:value-type="float" office:value="5.04950495049505" calcext:value-type="float">
            <text:p>5.0495049505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3.46" calcext:value-type="float">
            <text:p>3.46</text:p>
          </table:table-cell>
          <table:table-cell table:formula="of:=(20.4/[.B135])" office:value-type="float" office:value="5.89595375722543" calcext:value-type="float">
            <text:p>5.8959537572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3.47" calcext:value-type="float">
            <text:p>3.47</text:p>
          </table:table-cell>
          <table:table-cell table:formula="of:=(20.4/[.B136])" office:value-type="float" office:value="5.87896253602305" calcext:value-type="float">
            <text:p>5.878962536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3.48" calcext:value-type="float">
            <text:p>3.48</text:p>
          </table:table-cell>
          <table:table-cell table:formula="of:=(20.4/[.B137])" office:value-type="float" office:value="5.86206896551724" calcext:value-type="float">
            <text:p>5.8620689655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4" calcext:value-type="float">
            <text:p>4</text:p>
          </table:table-cell>
          <table:table-cell table:formula="of:=(20.4/[.B138])"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3.8" calcext:value-type="float">
            <text:p>3.8</text:p>
          </table:table-cell>
          <table:table-cell table:formula="of:=(20.4/[.B139])" office:value-type="float" office:value="5.36842105263158" calcext:value-type="float">
            <text:p>5.3684210526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3.71" calcext:value-type="float">
            <text:p>3.71</text:p>
          </table:table-cell>
          <table:table-cell table:formula="of:=(20.4/[.B140])" office:value-type="float" office:value="5.49865229110512" calcext:value-type="float">
            <text:p>5.4986522911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3.73" calcext:value-type="float">
            <text:p>3.73</text:p>
          </table:table-cell>
          <table:table-cell table:formula="of:=(20.4/[.B141])" office:value-type="float" office:value="5.46916890080429" calcext:value-type="float">
            <text:p>5.4691689008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3.76" calcext:value-type="float">
            <text:p>3.76</text:p>
          </table:table-cell>
          <table:table-cell table:formula="of:=(20.4/[.B142])" office:value-type="float" office:value="5.42553191489362" calcext:value-type="float">
            <text:p>5.4255319149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3.39" calcext:value-type="float">
            <text:p>3.39</text:p>
          </table:table-cell>
          <table:table-cell table:formula="of:=(20.4/[.B143])" office:value-type="float" office:value="6.01769911504425" calcext:value-type="float">
            <text:p>6.017699115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3.59" calcext:value-type="float">
            <text:p>3.59</text:p>
          </table:table-cell>
          <table:table-cell table:formula="of:=(20.4/[.B144])" office:value-type="float" office:value="5.68245125348189" calcext:value-type="float">
            <text:p>5.6824512535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3.58" calcext:value-type="float">
            <text:p>3.58</text:p>
          </table:table-cell>
          <table:table-cell table:formula="of:=(20.4/[.B145])" office:value-type="float" office:value="5.69832402234637" calcext:value-type="float">
            <text:p>5.6983240223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3.74" calcext:value-type="float">
            <text:p>3.74</text:p>
          </table:table-cell>
          <table:table-cell table:formula="of:=(20.4/[.B146])" office:value-type="float" office:value="5.45454545454545" calcext:value-type="float">
            <text:p>5.4545454545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3.47" calcext:value-type="float">
            <text:p>3.47</text:p>
          </table:table-cell>
          <table:table-cell table:formula="of:=(20.4/[.B147])" office:value-type="float" office:value="5.87896253602305" calcext:value-type="float">
            <text:p>5.878962536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4.6" calcext:value-type="float">
            <text:p>4.6</text:p>
          </table:table-cell>
          <table:table-cell table:formula="of:=(20.4/[.B148])" office:value-type="float" office:value="4.43478260869565" calcext:value-type="float">
            <text:p>4.4347826087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4.4" calcext:value-type="float">
            <text:p>4.4</text:p>
          </table:table-cell>
          <table:table-cell table:formula="of:=(20.4/[.B149])" office:value-type="float" office:value="4.63636363636364" calcext:value-type="float">
            <text:p>4.6363636364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3.84" calcext:value-type="float">
            <text:p>3.84</text:p>
          </table:table-cell>
          <table:table-cell table:formula="of:=(20.4/[.B150])" office:value-type="float" office:value="5.3125" calcext:value-type="float">
            <text:p>5.3125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3.84" calcext:value-type="float">
            <text:p>3.84</text:p>
          </table:table-cell>
          <table:table-cell table:formula="of:=(20.4/[.B151])" office:value-type="float" office:value="5.3125" calcext:value-type="float">
            <text:p>5.3125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3.71" calcext:value-type="float">
            <text:p>3.71</text:p>
          </table:table-cell>
          <table:table-cell table:formula="of:=(20.4/[.B152])" office:value-type="float" office:value="5.49865229110512" calcext:value-type="float">
            <text:p>5.4986522911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3.81" calcext:value-type="float">
            <text:p>3.81</text:p>
          </table:table-cell>
          <table:table-cell table:formula="of:=(20.4/[.B153])" office:value-type="float" office:value="5.35433070866142" calcext:value-type="float">
            <text:p>5.3543307087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4.01" calcext:value-type="float">
            <text:p>4.01</text:p>
          </table:table-cell>
          <table:table-cell table:formula="of:=(20.4/[.B154])" office:value-type="float" office:value="5.08728179551122" calcext:value-type="float">
            <text:p>5.0872817955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3.81" calcext:value-type="float">
            <text:p>3.81</text:p>
          </table:table-cell>
          <table:table-cell table:formula="of:=(20.4/[.B155])" office:value-type="float" office:value="5.35433070866142" calcext:value-type="float">
            <text:p>5.3543307087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5.01" calcext:value-type="float">
            <text:p>5.01</text:p>
          </table:table-cell>
          <table:table-cell table:formula="of:=(20.4/[.B156])" office:value-type="float" office:value="4.07185628742515" calcext:value-type="float">
            <text:p>4.0718562874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4.39" calcext:value-type="float">
            <text:p>4.39</text:p>
          </table:table-cell>
          <table:table-cell table:formula="of:=(20.4/[.B157])" office:value-type="float" office:value="4.64692482915718" calcext:value-type="float">
            <text:p>4.6469248292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3.92" calcext:value-type="float">
            <text:p>3.92</text:p>
          </table:table-cell>
          <table:table-cell table:formula="of:=(20.4/[.B158])" office:value-type="float" office:value="5.20408163265306" calcext:value-type="float">
            <text:p>5.2040816327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3.88" calcext:value-type="float">
            <text:p>3.88</text:p>
          </table:table-cell>
          <table:table-cell table:formula="of:=(20.4/[.B159])" office:value-type="float" office:value="5.25773195876289" calcext:value-type="float">
            <text:p>5.2577319588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3.89" calcext:value-type="float">
            <text:p>3.89</text:p>
          </table:table-cell>
          <table:table-cell table:formula="of:=(20.4/[.B160])" office:value-type="float" office:value="5.24421593830334" calcext:value-type="float">
            <text:p>5.2442159383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4.81" calcext:value-type="float">
            <text:p>4.81</text:p>
          </table:table-cell>
          <table:table-cell table:formula="of:=(20.4/[.B161])" office:value-type="float" office:value="4.24116424116424" calcext:value-type="float">
            <text:p>4.2411642412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4.21" calcext:value-type="float">
            <text:p>4.21</text:p>
          </table:table-cell>
          <table:table-cell table:formula="of:=(20.4/[.B162])" office:value-type="float" office:value="4.84560570071259" calcext:value-type="float">
            <text:p>4.8456057007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3.96" calcext:value-type="float">
            <text:p>3.96</text:p>
          </table:table-cell>
          <table:table-cell table:formula="of:=(20.4/[.B163])" office:value-type="float" office:value="5.15151515151515" calcext:value-type="float">
            <text:p>5.1515151515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float" office:value="3.83" calcext:value-type="float">
            <text:p>3.83</text:p>
          </table:table-cell>
          <table:table-cell table:formula="of:=(20.4/[.B164])" office:value-type="float" office:value="5.32637075718016" calcext:value-type="float">
            <text:p>5.3263707572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float" office:value="3.68" calcext:value-type="float">
            <text:p>3.68</text:p>
          </table:table-cell>
          <table:table-cell table:formula="of:=(20.4/[.B165])" office:value-type="float" office:value="5.54347826086956" calcext:value-type="float">
            <text:p>5.5434782609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float" office:value="4.49" calcext:value-type="float">
            <text:p>4.49</text:p>
          </table:table-cell>
          <table:table-cell table:formula="of:=(20.4/[.B166])" office:value-type="float" office:value="4.543429844098" calcext:value-type="float">
            <text:p>4.5434298441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4.31" calcext:value-type="float">
            <text:p>4.31</text:p>
          </table:table-cell>
          <table:table-cell table:formula="of:=(20.4/[.B167])" office:value-type="float" office:value="4.73317865429234" calcext:value-type="float">
            <text:p>4.7331786543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4.11" calcext:value-type="float">
            <text:p>4.11</text:p>
          </table:table-cell>
          <table:table-cell table:formula="of:=(20.4/[.B168])" office:value-type="float" office:value="4.96350364963504" calcext:value-type="float">
            <text:p>4.9635036496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float" office:value="3.7" calcext:value-type="float">
            <text:p>3.7</text:p>
          </table:table-cell>
          <table:table-cell table:formula="of:=(20.4/[.B169])" office:value-type="float" office:value="5.51351351351351" calcext:value-type="float">
            <text:p>5.5135135135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float" office:value="3.69" calcext:value-type="float">
            <text:p>3.69</text:p>
          </table:table-cell>
          <table:table-cell table:formula="of:=(20.4/[.B170])" office:value-type="float" office:value="5.52845528455285" calcext:value-type="float">
            <text:p>5.5284552846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float" office:value="4.43" calcext:value-type="float">
            <text:p>4.43</text:p>
          </table:table-cell>
          <table:table-cell table:formula="of:=(20.4/[.B171])" office:value-type="float" office:value="4.60496613995485" calcext:value-type="float">
            <text:p>4.60496614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float" office:value="3.58" calcext:value-type="float">
            <text:p>3.58</text:p>
          </table:table-cell>
          <table:table-cell table:formula="of:=(20.4/[.B172])" office:value-type="float" office:value="5.69832402234637" calcext:value-type="float">
            <text:p>5.6983240223</text:p>
          </table:table-cell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4.37" calcext:value-type="float">
            <text:p>4.37</text:p>
          </table:table-cell>
          <table:table-cell table:formula="of:=(20.4/[.B173])" office:value-type="float" office:value="4.66819221967963" calcext:value-type="float">
            <text:p>4.6681922197</text:p>
          </table:table-cell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float" office:value="3.97" calcext:value-type="float">
            <text:p>3.97</text:p>
          </table:table-cell>
          <table:table-cell table:formula="of:=(20.4/[.B174])" office:value-type="float" office:value="5.13853904282116" calcext:value-type="float">
            <text:p>5.1385390428</text:p>
          </table:table-cell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float" office:value="4.29" calcext:value-type="float">
            <text:p>4.29</text:p>
          </table:table-cell>
          <table:table-cell table:formula="of:=(20.4/[.B175])" office:value-type="float" office:value="4.75524475524476" calcext:value-type="float">
            <text:p>4.7552447552</text:p>
          </table:table-cell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float" office:value="3.6" calcext:value-type="float">
            <text:p>3.6</text:p>
          </table:table-cell>
          <table:table-cell table:formula="of:=(20.4/[.B176])" office:value-type="float" office:value="5.66666666666667" calcext:value-type="float">
            <text:p>5.6666666667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float" office:value="3.72" calcext:value-type="float">
            <text:p>3.72</text:p>
          </table:table-cell>
          <table:table-cell table:formula="of:=(20.4/[.B177])" office:value-type="float" office:value="5.48387096774194" calcext:value-type="float">
            <text:p>5.4838709677</text:p>
          </table:table-cell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float" office:value="3.87" calcext:value-type="float">
            <text:p>3.87</text:p>
          </table:table-cell>
          <table:table-cell table:formula="of:=(20.4/[.B178])" office:value-type="float" office:value="5.27131782945736" calcext:value-type="float">
            <text:p>5.2713178295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3.78" calcext:value-type="float">
            <text:p>3.78</text:p>
          </table:table-cell>
          <table:table-cell table:formula="of:=(20.4/[.B179])" office:value-type="float" office:value="5.3968253968254" calcext:value-type="float">
            <text:p>5.3968253968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float" office:value="3.73" calcext:value-type="float">
            <text:p>3.73</text:p>
          </table:table-cell>
          <table:table-cell table:formula="of:=(20.4/[.B180])" office:value-type="float" office:value="5.46916890080429" calcext:value-type="float">
            <text:p>5.4691689008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float" office:value="3.68" calcext:value-type="float">
            <text:p>3.68</text:p>
          </table:table-cell>
          <table:table-cell table:formula="of:=(20.4/[.B181])" office:value-type="float" office:value="5.54347826086956" calcext:value-type="float">
            <text:p>5.5434782609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float" office:value="3.75" calcext:value-type="float">
            <text:p>3.75</text:p>
          </table:table-cell>
          <table:table-cell table:formula="of:=(20.4/[.B182])" office:value-type="float" office:value="5.44" calcext:value-type="float">
            <text:p>5.44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float" office:value="3.63" calcext:value-type="float">
            <text:p>3.63</text:p>
          </table:table-cell>
          <table:table-cell table:formula="of:=(20.4/[.B183])" office:value-type="float" office:value="5.6198347107438" calcext:value-type="float">
            <text:p>5.6198347107</text:p>
          </table:table-cell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float" office:value="3.54" calcext:value-type="float">
            <text:p>3.54</text:p>
          </table:table-cell>
          <table:table-cell table:formula="of:=(20.4/[.B184])" office:value-type="float" office:value="5.76271186440678" calcext:value-type="float">
            <text:p>5.7627118644</text:p>
          </table:table-cell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float" office:value="3.51" calcext:value-type="float">
            <text:p>3.51</text:p>
          </table:table-cell>
          <table:table-cell table:formula="of:=(20.4/[.B185])" office:value-type="float" office:value="5.81196581196581" calcext:value-type="float">
            <text:p>5.811965812</text:p>
          </table:table-cell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float" office:value="3.6" calcext:value-type="float">
            <text:p>3.6</text:p>
          </table:table-cell>
          <table:table-cell table:formula="of:=(20.4/[.B186])" office:value-type="float" office:value="5.66666666666667" calcext:value-type="float">
            <text:p>5.6666666667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float" office:value="3.57" calcext:value-type="float">
            <text:p>3.57</text:p>
          </table:table-cell>
          <table:table-cell table:formula="of:=(20.4/[.B187])" office:value-type="float" office:value="5.71428571428571" calcext:value-type="float">
            <text:p>5.7142857143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float" office:value="3.45" calcext:value-type="float">
            <text:p>3.45</text:p>
          </table:table-cell>
          <table:table-cell table:formula="of:=(20.4/[.B188])" office:value-type="float" office:value="5.91304347826087" calcext:value-type="float">
            <text:p>5.9130434783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float" office:value="3.51" calcext:value-type="float">
            <text:p>3.51</text:p>
          </table:table-cell>
          <table:table-cell table:formula="of:=(20.4/[.B189])" office:value-type="float" office:value="5.81196581196581" calcext:value-type="float">
            <text:p>5.811965812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float" office:value="4.02" calcext:value-type="float">
            <text:p>4.02</text:p>
          </table:table-cell>
          <table:table-cell table:formula="of:=(20.4/[.B190])" office:value-type="float" office:value="5.07462686567164" calcext:value-type="float">
            <text:p>5.0746268657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float" office:value="3.41" calcext:value-type="float">
            <text:p>3.41</text:p>
          </table:table-cell>
          <table:table-cell table:formula="of:=(20.4/[.B191])" office:value-type="float" office:value="5.98240469208211" calcext:value-type="float">
            <text:p>5.9824046921</text:p>
          </table:table-cell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float" office:value="4.74" calcext:value-type="float">
            <text:p>4.74</text:p>
          </table:table-cell>
          <table:table-cell table:formula="of:=(20.4/[.B192])" office:value-type="float" office:value="4.30379746835443" calcext:value-type="float">
            <text:p>4.3037974684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float" office:value="4.29" calcext:value-type="float">
            <text:p>4.29</text:p>
          </table:table-cell>
          <table:table-cell table:formula="of:=(20.4/[.B193])" office:value-type="float" office:value="4.75524475524476" calcext:value-type="float">
            <text:p>4.7552447552</text:p>
          </table:table-cell>
        </table:table-row>
        <table:table-row table:style-name="ro1">
          <table:table-cell office:value-type="float" office:value="3841" calcext:value-type="float">
            <text:p>3841</text:p>
          </table:table-cell>
          <table:table-cell office:value-type="float" office:value="3.65" calcext:value-type="float">
            <text:p>3.65</text:p>
          </table:table-cell>
          <table:table-cell table:formula="of:=(20.4/[.B194])" office:value-type="float" office:value="5.58904109589041" calcext:value-type="float">
            <text:p>5.5890410959</text:p>
          </table:table-cell>
        </table:table-row>
        <table:table-row table:style-name="ro1">
          <table:table-cell office:value-type="float" office:value="3861" calcext:value-type="float">
            <text:p>3861</text:p>
          </table:table-cell>
          <table:table-cell office:value-type="float" office:value="3.6" calcext:value-type="float">
            <text:p>3.6</text:p>
          </table:table-cell>
          <table:table-cell table:formula="of:=(20.4/[.B195])" office:value-type="float" office:value="5.66666666666667" calcext:value-type="float">
            <text:p>5.6666666667</text:p>
          </table:table-cell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float" office:value="3.53" calcext:value-type="float">
            <text:p>3.53</text:p>
          </table:table-cell>
          <table:table-cell table:formula="of:=(20.4/[.B196])" office:value-type="float" office:value="5.77903682719547" calcext:value-type="float">
            <text:p>5.7790368272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float" office:value="3.39" calcext:value-type="float">
            <text:p>3.39</text:p>
          </table:table-cell>
          <table:table-cell table:formula="of:=(20.4/[.B197])" office:value-type="float" office:value="6.01769911504425" calcext:value-type="float">
            <text:p>6.017699115</text:p>
          </table:table-cell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float" office:value="3.51" calcext:value-type="float">
            <text:p>3.51</text:p>
          </table:table-cell>
          <table:table-cell table:formula="of:=(20.4/[.B198])" office:value-type="float" office:value="5.81196581196581" calcext:value-type="float">
            <text:p>5.811965812</text:p>
          </table:table-cell>
        </table:table-row>
        <table:table-row table:style-name="ro1">
          <table:table-cell office:value-type="float" office:value="3941" calcext:value-type="float">
            <text:p>3941</text:p>
          </table:table-cell>
          <table:table-cell office:value-type="float" office:value="3.87" calcext:value-type="float">
            <text:p>3.87</text:p>
          </table:table-cell>
          <table:table-cell table:formula="of:=(20.4/[.B199])" office:value-type="float" office:value="5.27131782945736" calcext:value-type="float">
            <text:p>5.2713178295</text:p>
          </table:table-cell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float" office:value="3.93" calcext:value-type="float">
            <text:p>3.93</text:p>
          </table:table-cell>
          <table:table-cell table:formula="of:=(20.4/[.B200])" office:value-type="float" office:value="5.19083969465649" calcext:value-type="float">
            <text:p>5.1908396947</text:p>
          </table:table-cell>
        </table:table-row>
        <table:table-row table:style-name="ro1">
          <table:table-cell office:value-type="float" office:value="3981" calcext:value-type="float">
            <text:p>3981</text:p>
          </table:table-cell>
          <table:table-cell office:value-type="float" office:value="3.84" calcext:value-type="float">
            <text:p>3.84</text:p>
          </table:table-cell>
          <table:table-cell table:formula="of:=(20.4/[.B201])" office:value-type="float" office:value="5.3125" calcext:value-type="float">
            <text:p>5.3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0T18:29:10.544145644</dc:date>
    <meta:editing-duration>PT3M2S</meta:editing-duration>
    <meta:editing-cycles>1</meta:editing-cycles>
    <meta:document-statistic meta:table-count="1" meta:cell-count="603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66cm" svg:y="3.952cm" style:legend-expansion="high" chart:style-name="ch2"/>
        <chart:plot-area chart:style-name="ch3" table:cell-range-address="times.A1:times.C201" chart:data-source-has-labels="row" svg:x="0.32cm" svg:y="0.18cm" svg:width="11.026cm" svg:height="8.64cm">
          <chartooo:coordinate-region svg:x="0.756cm" svg:y="0.379cm" svg:width="10.21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imes.B2:times.B201" chart:label-cell-address="times.B1:times.B1" chart:class="chart:scatter">
            <chart:domain table:cell-range-address="times.A2:times.A201"/>
            <chart:data-point chart:repeated="200"/>
          </chart:series>
          <chart:series chart:style-name="ch7" chart:values-cell-range-address="times.C2:times.C201" chart:label-cell-address="times.C1:times.C1" chart:class="chart:scatte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times.B1:times.B1</svg:desc>
                </draw:g>
              </table:table-cell>
              <table:table-cell office:value-type="string">
                <text:p>transfer rate (MB/s)</text:p>
                <draw:g>
                  <svg:desc>times.C1:time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imes.A2:times.A201</svg:desc>
                </draw:g>
              </table:table-cell>
              <table:table-cell office:value-type="float" office:value="4.57">
                <text:p>4.57</text:p>
                <draw:g>
                  <svg:desc>times.B2:times.B201</svg:desc>
                </draw:g>
              </table:table-cell>
              <table:table-cell office:value-type="float" office:value="4.46389496717724">
                <text:p>4.46389496717724</text:p>
                <draw:g>
                  <svg:desc>times.C2:times.C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4.57">
                <text:p>4.57</text:p>
              </table:table-cell>
              <table:table-cell office:value-type="float" office:value="4.46389496717724">
                <text:p>4.46389496717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3.51">
                <text:p>3.51</text:p>
              </table:table-cell>
              <table:table-cell office:value-type="float" office:value="5.81196581196581">
                <text:p>5.81196581196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">
                <text:p>61</text:p>
              </table:table-cell>
              <table:table-cell office:value-type="float" office:value="3.85">
                <text:p>3.85</text:p>
              </table:table-cell>
              <table:table-cell office:value-type="float" office:value="5.2987012987013">
                <text:p>5.29870129870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">
                <text:p>81</text:p>
              </table:table-cell>
              <table:table-cell office:value-type="float" office:value="3.32">
                <text:p>3.32</text:p>
              </table:table-cell>
              <table:table-cell office:value-type="float" office:value="6.14457831325301">
                <text:p>6.144578313253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">
                <text:p>101</text:p>
              </table:table-cell>
              <table:table-cell office:value-type="float" office:value="3.37">
                <text:p>3.37</text:p>
              </table:table-cell>
              <table:table-cell office:value-type="float" office:value="6.05341246290801">
                <text:p>6.053412462908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1">
                <text:p>121</text:p>
              </table:table-cell>
              <table:table-cell office:value-type="float" office:value="4.53">
                <text:p>4.53</text:p>
              </table:table-cell>
              <table:table-cell office:value-type="float" office:value="4.50331125827815">
                <text:p>4.50331125827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1">
                <text:p>141</text:p>
              </table:table-cell>
              <table:table-cell office:value-type="float" office:value="3.34">
                <text:p>3.34</text:p>
              </table:table-cell>
              <table:table-cell office:value-type="float" office:value="6.10778443113772">
                <text:p>6.107784431137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1">
                <text:p>161</text:p>
              </table:table-cell>
              <table:table-cell office:value-type="float" office:value="3.35">
                <text:p>3.35</text:p>
              </table:table-cell>
              <table:table-cell office:value-type="float" office:value="6.08955223880597">
                <text:p>6.089552238805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1">
                <text:p>181</text:p>
              </table:table-cell>
              <table:table-cell office:value-type="float" office:value="3.68">
                <text:p>3.68</text:p>
              </table:table-cell>
              <table:table-cell office:value-type="float" office:value="5.54347826086956">
                <text:p>5.543478260869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">
                <text:p>201</text:p>
              </table:table-cell>
              <table:table-cell office:value-type="float" office:value="3.31">
                <text:p>3.31</text:p>
              </table:table-cell>
              <table:table-cell office:value-type="float" office:value="6.1631419939577">
                <text:p>6.16314199395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1">
                <text:p>221</text:p>
              </table:table-cell>
              <table:table-cell office:value-type="float" office:value="3.51">
                <text:p>3.51</text:p>
              </table:table-cell>
              <table:table-cell office:value-type="float" office:value="5.81196581196581">
                <text:p>5.811965811965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1">
                <text:p>241</text:p>
              </table:table-cell>
              <table:table-cell office:value-type="float" office:value="3.31">
                <text:p>3.31</text:p>
              </table:table-cell>
              <table:table-cell office:value-type="float" office:value="6.1631419939577">
                <text:p>6.1631419939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1">
                <text:p>261</text:p>
              </table:table-cell>
              <table:table-cell office:value-type="float" office:value="3.66">
                <text:p>3.66</text:p>
              </table:table-cell>
              <table:table-cell office:value-type="float" office:value="5.57377049180328">
                <text:p>5.573770491803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1">
                <text:p>281</text:p>
              </table:table-cell>
              <table:table-cell office:value-type="float" office:value="3.1">
                <text:p>3.1</text:p>
              </table:table-cell>
              <table:table-cell office:value-type="float" office:value="6.58064516129032">
                <text:p>6.580645161290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1">
                <text:p>301</text:p>
              </table:table-cell>
              <table:table-cell office:value-type="float" office:value="2.91">
                <text:p>2.91</text:p>
              </table:table-cell>
              <table:table-cell office:value-type="float" office:value="7.01030927835051">
                <text:p>7.010309278350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1">
                <text:p>321</text:p>
              </table:table-cell>
              <table:table-cell office:value-type="float" office:value="3.29">
                <text:p>3.29</text:p>
              </table:table-cell>
              <table:table-cell office:value-type="float" office:value="6.20060790273556">
                <text:p>6.200607902735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1">
                <text:p>341</text:p>
              </table:table-cell>
              <table:table-cell office:value-type="float" office:value="3.85">
                <text:p>3.85</text:p>
              </table:table-cell>
              <table:table-cell office:value-type="float" office:value="5.2987012987013">
                <text:p>5.29870129870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1">
                <text:p>361</text:p>
              </table:table-cell>
              <table:table-cell office:value-type="float" office:value="3.82">
                <text:p>3.82</text:p>
              </table:table-cell>
              <table:table-cell office:value-type="float" office:value="5.34031413612565">
                <text:p>5.340314136125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1">
                <text:p>381</text:p>
              </table:table-cell>
              <table:table-cell office:value-type="float" office:value="3.82">
                <text:p>3.82</text:p>
              </table:table-cell>
              <table:table-cell office:value-type="float" office:value="5.34031413612565">
                <text:p>5.340314136125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1">
                <text:p>401</text:p>
              </table:table-cell>
              <table:table-cell office:value-type="float" office:value="3.45">
                <text:p>3.45</text:p>
              </table:table-cell>
              <table:table-cell office:value-type="float" office:value="5.91304347826087">
                <text:p>5.913043478260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1">
                <text:p>421</text:p>
              </table:table-cell>
              <table:table-cell office:value-type="float" office:value="4.47">
                <text:p>4.47</text:p>
              </table:table-cell>
              <table:table-cell office:value-type="float" office:value="4.56375838926174">
                <text:p>4.563758389261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1">
                <text:p>441</text:p>
              </table:table-cell>
              <table:table-cell office:value-type="float" office:value="4.43">
                <text:p>4.43</text:p>
              </table:table-cell>
              <table:table-cell office:value-type="float" office:value="4.60496613995485">
                <text:p>4.604966139954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1">
                <text:p>461</text:p>
              </table:table-cell>
              <table:table-cell office:value-type="float" office:value="3.24">
                <text:p>3.24</text:p>
              </table:table-cell>
              <table:table-cell office:value-type="float" office:value="6.2962962962963">
                <text:p>6.29629629629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1">
                <text:p>481</text:p>
              </table:table-cell>
              <table:table-cell office:value-type="float" office:value="3.37">
                <text:p>3.37</text:p>
              </table:table-cell>
              <table:table-cell office:value-type="float" office:value="6.05341246290801">
                <text:p>6.053412462908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1">
                <text:p>501</text:p>
              </table:table-cell>
              <table:table-cell office:value-type="float" office:value="4.12">
                <text:p>4.12</text:p>
              </table:table-cell>
              <table:table-cell office:value-type="float" office:value="4.95145631067961">
                <text:p>4.951456310679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1">
                <text:p>521</text:p>
              </table:table-cell>
              <table:table-cell office:value-type="float" office:value="4.29">
                <text:p>4.29</text:p>
              </table:table-cell>
              <table:table-cell office:value-type="float" office:value="4.75524475524476">
                <text:p>4.755244755244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1">
                <text:p>541</text:p>
              </table:table-cell>
              <table:table-cell office:value-type="float" office:value="3.52">
                <text:p>3.52</text:p>
              </table:table-cell>
              <table:table-cell office:value-type="float" office:value="5.79545454545455">
                <text:p>5.79545454545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1">
                <text:p>561</text:p>
              </table:table-cell>
              <table:table-cell office:value-type="float" office:value="3.96">
                <text:p>3.96</text:p>
              </table:table-cell>
              <table:table-cell office:value-type="float" office:value="5.15151515151515">
                <text:p>5.151515151515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1">
                <text:p>581</text:p>
              </table:table-cell>
              <table:table-cell office:value-type="float" office:value="3.28">
                <text:p>3.28</text:p>
              </table:table-cell>
              <table:table-cell office:value-type="float" office:value="6.21951219512195">
                <text:p>6.219512195121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1">
                <text:p>601</text:p>
              </table:table-cell>
              <table:table-cell office:value-type="float" office:value="3.19">
                <text:p>3.19</text:p>
              </table:table-cell>
              <table:table-cell office:value-type="float" office:value="6.39498432601881">
                <text:p>6.394984326018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1">
                <text:p>621</text:p>
              </table:table-cell>
              <table:table-cell office:value-type="float" office:value="3.88">
                <text:p>3.88</text:p>
              </table:table-cell>
              <table:table-cell office:value-type="float" office:value="5.25773195876289">
                <text:p>5.257731958762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1">
                <text:p>641</text:p>
              </table:table-cell>
              <table:table-cell office:value-type="float" office:value="3.61">
                <text:p>3.61</text:p>
              </table:table-cell>
              <table:table-cell office:value-type="float" office:value="5.65096952908587">
                <text:p>5.650969529085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1">
                <text:p>661</text:p>
              </table:table-cell>
              <table:table-cell office:value-type="float" office:value="3.55">
                <text:p>3.55</text:p>
              </table:table-cell>
              <table:table-cell office:value-type="float" office:value="5.74647887323944">
                <text:p>5.746478873239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1">
                <text:p>681</text:p>
              </table:table-cell>
              <table:table-cell office:value-type="float" office:value="3.68">
                <text:p>3.68</text:p>
              </table:table-cell>
              <table:table-cell office:value-type="float" office:value="5.54347826086956">
                <text:p>5.543478260869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1">
                <text:p>701</text:p>
              </table:table-cell>
              <table:table-cell office:value-type="float" office:value="4.23">
                <text:p>4.23</text:p>
              </table:table-cell>
              <table:table-cell office:value-type="float" office:value="4.82269503546099">
                <text:p>4.822695035460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1">
                <text:p>721</text:p>
              </table:table-cell>
              <table:table-cell office:value-type="float" office:value="3.73">
                <text:p>3.73</text:p>
              </table:table-cell>
              <table:table-cell office:value-type="float" office:value="5.46916890080429">
                <text:p>5.46916890080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1">
                <text:p>741</text:p>
              </table:table-cell>
              <table:table-cell office:value-type="float" office:value="3.88">
                <text:p>3.88</text:p>
              </table:table-cell>
              <table:table-cell office:value-type="float" office:value="5.25773195876289">
                <text:p>5.257731958762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1">
                <text:p>761</text:p>
              </table:table-cell>
              <table:table-cell office:value-type="float" office:value="4.75">
                <text:p>4.75</text:p>
              </table:table-cell>
              <table:table-cell office:value-type="float" office:value="4.29473684210526">
                <text:p>4.294736842105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1">
                <text:p>781</text:p>
              </table:table-cell>
              <table:table-cell office:value-type="float" office:value="3.9">
                <text:p>3.9</text:p>
              </table:table-cell>
              <table:table-cell office:value-type="float" office:value="5.23076923076923">
                <text:p>5.230769230769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1">
                <text:p>801</text:p>
              </table:table-cell>
              <table:table-cell office:value-type="float" office:value="3.81">
                <text:p>3.81</text:p>
              </table:table-cell>
              <table:table-cell office:value-type="float" office:value="5.35433070866142">
                <text:p>5.354330708661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1">
                <text:p>821</text:p>
              </table:table-cell>
              <table:table-cell office:value-type="float" office:value="3.62">
                <text:p>3.62</text:p>
              </table:table-cell>
              <table:table-cell office:value-type="float" office:value="5.6353591160221">
                <text:p>5.6353591160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1">
                <text:p>841</text:p>
              </table:table-cell>
              <table:table-cell office:value-type="float" office:value="3.79">
                <text:p>3.79</text:p>
              </table:table-cell>
              <table:table-cell office:value-type="float" office:value="5.38258575197889">
                <text:p>5.382585751978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1">
                <text:p>861</text:p>
              </table:table-cell>
              <table:table-cell office:value-type="float" office:value="3.55">
                <text:p>3.55</text:p>
              </table:table-cell>
              <table:table-cell office:value-type="float" office:value="5.74647887323944">
                <text:p>5.746478873239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1">
                <text:p>881</text:p>
              </table:table-cell>
              <table:table-cell office:value-type="float" office:value="3.54">
                <text:p>3.54</text:p>
              </table:table-cell>
              <table:table-cell office:value-type="float" office:value="5.76271186440678">
                <text:p>5.762711864406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1">
                <text:p>901</text:p>
              </table:table-cell>
              <table:table-cell office:value-type="float" office:value="3.52">
                <text:p>3.52</text:p>
              </table:table-cell>
              <table:table-cell office:value-type="float" office:value="5.79545454545455">
                <text:p>5.795454545454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1">
                <text:p>921</text:p>
              </table:table-cell>
              <table:table-cell office:value-type="float" office:value="3.79">
                <text:p>3.79</text:p>
              </table:table-cell>
              <table:table-cell office:value-type="float" office:value="5.38258575197889">
                <text:p>5.382585751978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1">
                <text:p>941</text:p>
              </table:table-cell>
              <table:table-cell office:value-type="float" office:value="3.5">
                <text:p>3.5</text:p>
              </table:table-cell>
              <table:table-cell office:value-type="float" office:value="5.82857142857143">
                <text:p>5.828571428571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1">
                <text:p>961</text:p>
              </table:table-cell>
              <table:table-cell office:value-type="float" office:value="3.29">
                <text:p>3.29</text:p>
              </table:table-cell>
              <table:table-cell office:value-type="float" office:value="6.20060790273556">
                <text:p>6.200607902735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1">
                <text:p>981</text:p>
              </table:table-cell>
              <table:table-cell office:value-type="float" office:value="3.92">
                <text:p>3.92</text:p>
              </table:table-cell>
              <table:table-cell office:value-type="float" office:value="5.20408163265306">
                <text:p>5.204081632653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1">
                <text:p>1001</text:p>
              </table:table-cell>
              <table:table-cell office:value-type="float" office:value="3.48">
                <text:p>3.48</text:p>
              </table:table-cell>
              <table:table-cell office:value-type="float" office:value="5.86206896551724">
                <text:p>5.862068965517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1">
                <text:p>1021</text:p>
              </table:table-cell>
              <table:table-cell office:value-type="float" office:value="3.72">
                <text:p>3.72</text:p>
              </table:table-cell>
              <table:table-cell office:value-type="float" office:value="5.48387096774194">
                <text:p>5.483870967741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1">
                <text:p>1041</text:p>
              </table:table-cell>
              <table:table-cell office:value-type="float" office:value="3.63">
                <text:p>3.63</text:p>
              </table:table-cell>
              <table:table-cell office:value-type="float" office:value="5.6198347107438">
                <text:p>5.61983471074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1">
                <text:p>1061</text:p>
              </table:table-cell>
              <table:table-cell office:value-type="float" office:value="3.51">
                <text:p>3.51</text:p>
              </table:table-cell>
              <table:table-cell office:value-type="float" office:value="5.81196581196581">
                <text:p>5.811965811965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1">
                <text:p>1081</text:p>
              </table:table-cell>
              <table:table-cell office:value-type="float" office:value="3.4">
                <text:p>3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1">
                <text:p>1101</text:p>
              </table:table-cell>
              <table:table-cell office:value-type="float" office:value="3.34">
                <text:p>3.34</text:p>
              </table:table-cell>
              <table:table-cell office:value-type="float" office:value="6.10778443113772">
                <text:p>6.107784431137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1">
                <text:p>1121</text:p>
              </table:table-cell>
              <table:table-cell office:value-type="float" office:value="3.38">
                <text:p>3.38</text:p>
              </table:table-cell>
              <table:table-cell office:value-type="float" office:value="6.03550295857988">
                <text:p>6.035502958579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1">
                <text:p>1141</text:p>
              </table:table-cell>
              <table:table-cell office:value-type="float" office:value="3.22">
                <text:p>3.22</text:p>
              </table:table-cell>
              <table:table-cell office:value-type="float" office:value="6.33540372670807">
                <text:p>6.335403726708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61">
                <text:p>1161</text:p>
              </table:table-cell>
              <table:table-cell office:value-type="float" office:value="3.7">
                <text:p>3.7</text:p>
              </table:table-cell>
              <table:table-cell office:value-type="float" office:value="5.51351351351351">
                <text:p>5.513513513513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1">
                <text:p>1181</text:p>
              </table:table-cell>
              <table:table-cell office:value-type="float" office:value="3.22">
                <text:p>3.22</text:p>
              </table:table-cell>
              <table:table-cell office:value-type="float" office:value="6.33540372670807">
                <text:p>6.335403726708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1">
                <text:p>1201</text:p>
              </table:table-cell>
              <table:table-cell office:value-type="float" office:value="3.13">
                <text:p>3.13</text:p>
              </table:table-cell>
              <table:table-cell office:value-type="float" office:value="6.51757188498403">
                <text:p>6.517571884984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1">
                <text:p>1221</text:p>
              </table:table-cell>
              <table:table-cell office:value-type="float" office:value="3.5">
                <text:p>3.5</text:p>
              </table:table-cell>
              <table:table-cell office:value-type="float" office:value="5.82857142857143">
                <text:p>5.828571428571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1">
                <text:p>1241</text:p>
              </table:table-cell>
              <table:table-cell office:value-type="float" office:value="3.45">
                <text:p>3.45</text:p>
              </table:table-cell>
              <table:table-cell office:value-type="float" office:value="5.91304347826087">
                <text:p>5.913043478260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1">
                <text:p>1261</text:p>
              </table:table-cell>
              <table:table-cell office:value-type="float" office:value="4.29">
                <text:p>4.29</text:p>
              </table:table-cell>
              <table:table-cell office:value-type="float" office:value="4.75524475524476">
                <text:p>4.755244755244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1">
                <text:p>1281</text:p>
              </table:table-cell>
              <table:table-cell office:value-type="float" office:value="3.73">
                <text:p>3.73</text:p>
              </table:table-cell>
              <table:table-cell office:value-type="float" office:value="5.46916890080429">
                <text:p>5.469168900804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1">
                <text:p>1301</text:p>
              </table:table-cell>
              <table:table-cell office:value-type="float" office:value="3.81">
                <text:p>3.81</text:p>
              </table:table-cell>
              <table:table-cell office:value-type="float" office:value="5.35433070866142">
                <text:p>5.354330708661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1">
                <text:p>1321</text:p>
              </table:table-cell>
              <table:table-cell office:value-type="float" office:value="3.36">
                <text:p>3.36</text:p>
              </table:table-cell>
              <table:table-cell office:value-type="float" office:value="6.07142857142857">
                <text:p>6.071428571428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1">
                <text:p>1341</text:p>
              </table:table-cell>
              <table:table-cell office:value-type="float" office:value="4.27">
                <text:p>4.27</text:p>
              </table:table-cell>
              <table:table-cell office:value-type="float" office:value="4.77751756440281">
                <text:p>4.777517564402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1">
                <text:p>1361</text:p>
              </table:table-cell>
              <table:table-cell office:value-type="float" office:value="3.38">
                <text:p>3.38</text:p>
              </table:table-cell>
              <table:table-cell office:value-type="float" office:value="6.03550295857988">
                <text:p>6.035502958579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1">
                <text:p>1381</text:p>
              </table:table-cell>
              <table:table-cell office:value-type="float" office:value="3.48">
                <text:p>3.48</text:p>
              </table:table-cell>
              <table:table-cell office:value-type="float" office:value="5.86206896551724">
                <text:p>5.862068965517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1">
                <text:p>1401</text:p>
              </table:table-cell>
              <table:table-cell office:value-type="float" office:value="4.43">
                <text:p>4.43</text:p>
              </table:table-cell>
              <table:table-cell office:value-type="float" office:value="4.60496613995485">
                <text:p>4.604966139954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21">
                <text:p>1421</text:p>
              </table:table-cell>
              <table:table-cell office:value-type="float" office:value="3.76">
                <text:p>3.76</text:p>
              </table:table-cell>
              <table:table-cell office:value-type="float" office:value="5.42553191489362">
                <text:p>5.425531914893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1">
                <text:p>1441</text:p>
              </table:table-cell>
              <table:table-cell office:value-type="float" office:value="3.67">
                <text:p>3.67</text:p>
              </table:table-cell>
              <table:table-cell office:value-type="float" office:value="5.55858310626703">
                <text:p>5.558583106267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1">
                <text:p>1461</text:p>
              </table:table-cell>
              <table:table-cell office:value-type="float" office:value="4.71">
                <text:p>4.71</text:p>
              </table:table-cell>
              <table:table-cell office:value-type="float" office:value="4.3312101910828">
                <text:p>4.33121019108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1">
                <text:p>1481</text:p>
              </table:table-cell>
              <table:table-cell office:value-type="float" office:value="4.06">
                <text:p>4.06</text:p>
              </table:table-cell>
              <table:table-cell office:value-type="float" office:value="5.02463054187192">
                <text:p>5.024630541871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01">
                <text:p>1501</text:p>
              </table:table-cell>
              <table:table-cell office:value-type="float" office:value="4.41">
                <text:p>4.41</text:p>
              </table:table-cell>
              <table:table-cell office:value-type="float" office:value="4.62585034013605">
                <text:p>4.625850340136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21">
                <text:p>1521</text:p>
              </table:table-cell>
              <table:table-cell office:value-type="float" office:value="3.76">
                <text:p>3.76</text:p>
              </table:table-cell>
              <table:table-cell office:value-type="float" office:value="5.42553191489362">
                <text:p>5.425531914893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1">
                <text:p>1541</text:p>
              </table:table-cell>
              <table:table-cell office:value-type="float" office:value="3.72">
                <text:p>3.72</text:p>
              </table:table-cell>
              <table:table-cell office:value-type="float" office:value="5.48387096774194">
                <text:p>5.483870967741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61">
                <text:p>1561</text:p>
              </table:table-cell>
              <table:table-cell office:value-type="float" office:value="4.07">
                <text:p>4.07</text:p>
              </table:table-cell>
              <table:table-cell office:value-type="float" office:value="5.01228501228501">
                <text:p>5.012285012285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1">
                <text:p>1581</text:p>
              </table:table-cell>
              <table:table-cell office:value-type="float" office:value="3.85">
                <text:p>3.85</text:p>
              </table:table-cell>
              <table:table-cell office:value-type="float" office:value="5.2987012987013">
                <text:p>5.29870129870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1">
                <text:p>1601</text:p>
              </table:table-cell>
              <table:table-cell office:value-type="float" office:value="3.53">
                <text:p>3.53</text:p>
              </table:table-cell>
              <table:table-cell office:value-type="float" office:value="5.77903682719547">
                <text:p>5.779036827195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21">
                <text:p>1621</text:p>
              </table:table-cell>
              <table:table-cell office:value-type="float" office:value="3.85">
                <text:p>3.85</text:p>
              </table:table-cell>
              <table:table-cell office:value-type="float" office:value="5.2987012987013">
                <text:p>5.29870129870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1">
                <text:p>1641</text:p>
              </table:table-cell>
              <table:table-cell office:value-type="float" office:value="3.56">
                <text:p>3.56</text:p>
              </table:table-cell>
              <table:table-cell office:value-type="float" office:value="5.73033707865169">
                <text:p>5.730337078651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61">
                <text:p>1661</text:p>
              </table:table-cell>
              <table:table-cell office:value-type="float" office:value="3.82">
                <text:p>3.82</text:p>
              </table:table-cell>
              <table:table-cell office:value-type="float" office:value="5.34031413612565">
                <text:p>5.340314136125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81">
                <text:p>1681</text:p>
              </table:table-cell>
              <table:table-cell office:value-type="float" office:value="3.77">
                <text:p>3.77</text:p>
              </table:table-cell>
              <table:table-cell office:value-type="float" office:value="5.41114058355438">
                <text:p>5.411140583554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01">
                <text:p>1701</text:p>
              </table:table-cell>
              <table:table-cell office:value-type="float" office:value="3.33">
                <text:p>3.33</text:p>
              </table:table-cell>
              <table:table-cell office:value-type="float" office:value="6.12612612612613">
                <text:p>6.126126126126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1">
                <text:p>1721</text:p>
              </table:table-cell>
              <table:table-cell office:value-type="float" office:value="3.91">
                <text:p>3.91</text:p>
              </table:table-cell>
              <table:table-cell office:value-type="float" office:value="5.21739130434783">
                <text:p>5.217391304347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41">
                <text:p>1741</text:p>
              </table:table-cell>
              <table:table-cell office:value-type="float" office:value="4.01">
                <text:p>4.01</text:p>
              </table:table-cell>
              <table:table-cell office:value-type="float" office:value="5.08728179551122">
                <text:p>5.087281795511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61">
                <text:p>1761</text:p>
              </table:table-cell>
              <table:table-cell office:value-type="float" office:value="3.73">
                <text:p>3.73</text:p>
              </table:table-cell>
              <table:table-cell office:value-type="float" office:value="5.46916890080429">
                <text:p>5.469168900804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81">
                <text:p>1781</text:p>
              </table:table-cell>
              <table:table-cell office:value-type="float" office:value="3.69">
                <text:p>3.69</text:p>
              </table:table-cell>
              <table:table-cell office:value-type="float" office:value="5.52845528455285">
                <text:p>5.528455284552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01">
                <text:p>1801</text:p>
              </table:table-cell>
              <table:table-cell office:value-type="float" office:value="3.39">
                <text:p>3.39</text:p>
              </table:table-cell>
              <table:table-cell office:value-type="float" office:value="6.01769911504425">
                <text:p>6.017699115044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21">
                <text:p>1821</text:p>
              </table:table-cell>
              <table:table-cell office:value-type="float" office:value="3.78">
                <text:p>3.78</text:p>
              </table:table-cell>
              <table:table-cell office:value-type="float" office:value="5.3968253968254">
                <text:p>5.39682539682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41">
                <text:p>1841</text:p>
              </table:table-cell>
              <table:table-cell office:value-type="float" office:value="3.54">
                <text:p>3.54</text:p>
              </table:table-cell>
              <table:table-cell office:value-type="float" office:value="5.76271186440678">
                <text:p>5.762711864406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61">
                <text:p>1861</text:p>
              </table:table-cell>
              <table:table-cell office:value-type="float" office:value="3.44">
                <text:p>3.44</text:p>
              </table:table-cell>
              <table:table-cell office:value-type="float" office:value="5.93023255813954">
                <text:p>5.930232558139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81">
                <text:p>1881</text:p>
              </table:table-cell>
              <table:table-cell office:value-type="float" office:value="3.45">
                <text:p>3.45</text:p>
              </table:table-cell>
              <table:table-cell office:value-type="float" office:value="5.91304347826087">
                <text:p>5.913043478260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01">
                <text:p>1901</text:p>
              </table:table-cell>
              <table:table-cell office:value-type="float" office:value="3.46">
                <text:p>3.46</text:p>
              </table:table-cell>
              <table:table-cell office:value-type="float" office:value="5.89595375722543">
                <text:p>5.895953757225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21">
                <text:p>1921</text:p>
              </table:table-cell>
              <table:table-cell office:value-type="float" office:value="3.41">
                <text:p>3.41</text:p>
              </table:table-cell>
              <table:table-cell office:value-type="float" office:value="5.98240469208211">
                <text:p>5.982404692082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41">
                <text:p>1941</text:p>
              </table:table-cell>
              <table:table-cell office:value-type="float" office:value="3.54">
                <text:p>3.54</text:p>
              </table:table-cell>
              <table:table-cell office:value-type="float" office:value="5.76271186440678">
                <text:p>5.762711864406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61">
                <text:p>1961</text:p>
              </table:table-cell>
              <table:table-cell office:value-type="float" office:value="3.57">
                <text:p>3.57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81">
                <text:p>1981</text:p>
              </table:table-cell>
              <table:table-cell office:value-type="float" office:value="3.54">
                <text:p>3.54</text:p>
              </table:table-cell>
              <table:table-cell office:value-type="float" office:value="5.76271186440678">
                <text:p>5.762711864406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1">
                <text:p>2001</text:p>
              </table:table-cell>
              <table:table-cell office:value-type="float" office:value="3.54">
                <text:p>3.54</text:p>
              </table:table-cell>
              <table:table-cell office:value-type="float" office:value="5.76271186440678">
                <text:p>5.762711864406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21">
                <text:p>2021</text:p>
              </table:table-cell>
              <table:table-cell office:value-type="float" office:value="3.66">
                <text:p>3.66</text:p>
              </table:table-cell>
              <table:table-cell office:value-type="float" office:value="5.57377049180328">
                <text:p>5.573770491803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41">
                <text:p>2041</text:p>
              </table:table-cell>
              <table:table-cell office:value-type="float" office:value="3.52">
                <text:p>3.52</text:p>
              </table:table-cell>
              <table:table-cell office:value-type="float" office:value="5.79545454545455">
                <text:p>5.795454545454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61">
                <text:p>2061</text:p>
              </table:table-cell>
              <table:table-cell office:value-type="float" office:value="4.19">
                <text:p>4.19</text:p>
              </table:table-cell>
              <table:table-cell office:value-type="float" office:value="4.86873508353222">
                <text:p>4.868735083532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81">
                <text:p>2081</text:p>
              </table:table-cell>
              <table:table-cell office:value-type="float" office:value="3.47">
                <text:p>3.47</text:p>
              </table:table-cell>
              <table:table-cell office:value-type="float" office:value="5.87896253602305">
                <text:p>5.878962536023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01">
                <text:p>2101</text:p>
              </table:table-cell>
              <table:table-cell office:value-type="float" office:value="3.41">
                <text:p>3.41</text:p>
              </table:table-cell>
              <table:table-cell office:value-type="float" office:value="5.98240469208211">
                <text:p>5.982404692082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21">
                <text:p>2121</text:p>
              </table:table-cell>
              <table:table-cell office:value-type="float" office:value="3.4">
                <text:p>3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41">
                <text:p>2141</text:p>
              </table:table-cell>
              <table:table-cell office:value-type="float" office:value="3.43">
                <text:p>3.43</text:p>
              </table:table-cell>
              <table:table-cell office:value-type="float" office:value="5.94752186588921">
                <text:p>5.947521865889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61">
                <text:p>2161</text:p>
              </table:table-cell>
              <table:table-cell office:value-type="float" office:value="3.63">
                <text:p>3.63</text:p>
              </table:table-cell>
              <table:table-cell office:value-type="float" office:value="5.6198347107438">
                <text:p>5.61983471074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81">
                <text:p>2181</text:p>
              </table:table-cell>
              <table:table-cell office:value-type="float" office:value="3.21">
                <text:p>3.21</text:p>
              </table:table-cell>
              <table:table-cell office:value-type="float" office:value="6.35514018691589">
                <text:p>6.355140186915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01">
                <text:p>2201</text:p>
              </table:table-cell>
              <table:table-cell office:value-type="float" office:value="3.79">
                <text:p>3.79</text:p>
              </table:table-cell>
              <table:table-cell office:value-type="float" office:value="5.38258575197889">
                <text:p>5.382585751978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21">
                <text:p>2221</text:p>
              </table:table-cell>
              <table:table-cell office:value-type="float" office:value="3.48">
                <text:p>3.48</text:p>
              </table:table-cell>
              <table:table-cell office:value-type="float" office:value="5.86206896551724">
                <text:p>5.862068965517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41">
                <text:p>2241</text:p>
              </table:table-cell>
              <table:table-cell office:value-type="float" office:value="3.54">
                <text:p>3.54</text:p>
              </table:table-cell>
              <table:table-cell office:value-type="float" office:value="5.76271186440678">
                <text:p>5.762711864406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61">
                <text:p>2261</text:p>
              </table:table-cell>
              <table:table-cell office:value-type="float" office:value="3.26">
                <text:p>3.26</text:p>
              </table:table-cell>
              <table:table-cell office:value-type="float" office:value="6.25766871165644">
                <text:p>6.257668711656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81">
                <text:p>2281</text:p>
              </table:table-cell>
              <table:table-cell office:value-type="float" office:value="3.45">
                <text:p>3.45</text:p>
              </table:table-cell>
              <table:table-cell office:value-type="float" office:value="5.91304347826087">
                <text:p>5.913043478260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01">
                <text:p>2301</text:p>
              </table:table-cell>
              <table:table-cell office:value-type="float" office:value="4.06">
                <text:p>4.06</text:p>
              </table:table-cell>
              <table:table-cell office:value-type="float" office:value="5.02463054187192">
                <text:p>5.024630541871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21">
                <text:p>2321</text:p>
              </table:table-cell>
              <table:table-cell office:value-type="float" office:value="3.46">
                <text:p>3.46</text:p>
              </table:table-cell>
              <table:table-cell office:value-type="float" office:value="5.89595375722543">
                <text:p>5.895953757225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41">
                <text:p>2341</text:p>
              </table:table-cell>
              <table:table-cell office:value-type="float" office:value="3.3">
                <text:p>3.3</text:p>
              </table:table-cell>
              <table:table-cell office:value-type="float" office:value="6.18181818181818">
                <text:p>6.181818181818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61">
                <text:p>2361</text:p>
              </table:table-cell>
              <table:table-cell office:value-type="float" office:value="3.88">
                <text:p>3.88</text:p>
              </table:table-cell>
              <table:table-cell office:value-type="float" office:value="5.25773195876289">
                <text:p>5.257731958762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81">
                <text:p>2381</text:p>
              </table:table-cell>
              <table:table-cell office:value-type="float" office:value="3.38">
                <text:p>3.38</text:p>
              </table:table-cell>
              <table:table-cell office:value-type="float" office:value="6.03550295857988">
                <text:p>6.035502958579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1">
                <text:p>2401</text:p>
              </table:table-cell>
              <table:table-cell office:value-type="float" office:value="3.75">
                <text:p>3.75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21">
                <text:p>2421</text:p>
              </table:table-cell>
              <table:table-cell office:value-type="float" office:value="3.28">
                <text:p>3.28</text:p>
              </table:table-cell>
              <table:table-cell office:value-type="float" office:value="6.21951219512195">
                <text:p>6.219512195121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41">
                <text:p>2441</text:p>
              </table:table-cell>
              <table:table-cell office:value-type="float" office:value="4.41">
                <text:p>4.41</text:p>
              </table:table-cell>
              <table:table-cell office:value-type="float" office:value="4.62585034013605">
                <text:p>4.625850340136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61">
                <text:p>2461</text:p>
              </table:table-cell>
              <table:table-cell office:value-type="float" office:value="3.53">
                <text:p>3.53</text:p>
              </table:table-cell>
              <table:table-cell office:value-type="float" office:value="5.77903682719547">
                <text:p>5.779036827195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81">
                <text:p>2481</text:p>
              </table:table-cell>
              <table:table-cell office:value-type="float" office:value="3.61">
                <text:p>3.61</text:p>
              </table:table-cell>
              <table:table-cell office:value-type="float" office:value="5.65096952908587">
                <text:p>5.650969529085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01">
                <text:p>2501</text:p>
              </table:table-cell>
              <table:table-cell office:value-type="float" office:value="3.1">
                <text:p>3.1</text:p>
              </table:table-cell>
              <table:table-cell office:value-type="float" office:value="6.58064516129032">
                <text:p>6.580645161290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21">
                <text:p>2521</text:p>
              </table:table-cell>
              <table:table-cell office:value-type="float" office:value="4.85">
                <text:p>4.85</text:p>
              </table:table-cell>
              <table:table-cell office:value-type="float" office:value="4.20618556701031">
                <text:p>4.206185567010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41">
                <text:p>2541</text:p>
              </table:table-cell>
              <table:table-cell office:value-type="float" office:value="3.7">
                <text:p>3.7</text:p>
              </table:table-cell>
              <table:table-cell office:value-type="float" office:value="5.51351351351351">
                <text:p>5.513513513513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61">
                <text:p>2561</text:p>
              </table:table-cell>
              <table:table-cell office:value-type="float" office:value="3.52">
                <text:p>3.52</text:p>
              </table:table-cell>
              <table:table-cell office:value-type="float" office:value="5.79545454545455">
                <text:p>5.795454545454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81">
                <text:p>2581</text:p>
              </table:table-cell>
              <table:table-cell office:value-type="float" office:value="4.25">
                <text:p>4.2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01">
                <text:p>2601</text:p>
              </table:table-cell>
              <table:table-cell office:value-type="float" office:value="3.63">
                <text:p>3.63</text:p>
              </table:table-cell>
              <table:table-cell office:value-type="float" office:value="5.6198347107438">
                <text:p>5.61983471074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21">
                <text:p>2621</text:p>
              </table:table-cell>
              <table:table-cell office:value-type="float" office:value="3.63">
                <text:p>3.63</text:p>
              </table:table-cell>
              <table:table-cell office:value-type="float" office:value="5.6198347107438">
                <text:p>5.61983471074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41">
                <text:p>2641</text:p>
              </table:table-cell>
              <table:table-cell office:value-type="float" office:value="4.04">
                <text:p>4.04</text:p>
              </table:table-cell>
              <table:table-cell office:value-type="float" office:value="5.04950495049505">
                <text:p>5.049504950495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61">
                <text:p>2661</text:p>
              </table:table-cell>
              <table:table-cell office:value-type="float" office:value="3.46">
                <text:p>3.46</text:p>
              </table:table-cell>
              <table:table-cell office:value-type="float" office:value="5.89595375722543">
                <text:p>5.895953757225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81">
                <text:p>2681</text:p>
              </table:table-cell>
              <table:table-cell office:value-type="float" office:value="3.47">
                <text:p>3.47</text:p>
              </table:table-cell>
              <table:table-cell office:value-type="float" office:value="5.87896253602305">
                <text:p>5.878962536023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01">
                <text:p>2701</text:p>
              </table:table-cell>
              <table:table-cell office:value-type="float" office:value="3.48">
                <text:p>3.48</text:p>
              </table:table-cell>
              <table:table-cell office:value-type="float" office:value="5.86206896551724">
                <text:p>5.862068965517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21">
                <text:p>2721</text:p>
              </table:table-cell>
              <table:table-cell office:value-type="float" office:value="4">
                <text:p>4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41">
                <text:p>2741</text:p>
              </table:table-cell>
              <table:table-cell office:value-type="float" office:value="3.8">
                <text:p>3.8</text:p>
              </table:table-cell>
              <table:table-cell office:value-type="float" office:value="5.36842105263158">
                <text:p>5.368421052631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61">
                <text:p>2761</text:p>
              </table:table-cell>
              <table:table-cell office:value-type="float" office:value="3.71">
                <text:p>3.71</text:p>
              </table:table-cell>
              <table:table-cell office:value-type="float" office:value="5.49865229110512">
                <text:p>5.498652291105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81">
                <text:p>2781</text:p>
              </table:table-cell>
              <table:table-cell office:value-type="float" office:value="3.73">
                <text:p>3.73</text:p>
              </table:table-cell>
              <table:table-cell office:value-type="float" office:value="5.46916890080429">
                <text:p>5.469168900804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01">
                <text:p>2801</text:p>
              </table:table-cell>
              <table:table-cell office:value-type="float" office:value="3.76">
                <text:p>3.76</text:p>
              </table:table-cell>
              <table:table-cell office:value-type="float" office:value="5.42553191489362">
                <text:p>5.425531914893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21">
                <text:p>2821</text:p>
              </table:table-cell>
              <table:table-cell office:value-type="float" office:value="3.39">
                <text:p>3.39</text:p>
              </table:table-cell>
              <table:table-cell office:value-type="float" office:value="6.01769911504425">
                <text:p>6.017699115044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41">
                <text:p>2841</text:p>
              </table:table-cell>
              <table:table-cell office:value-type="float" office:value="3.59">
                <text:p>3.59</text:p>
              </table:table-cell>
              <table:table-cell office:value-type="float" office:value="5.68245125348189">
                <text:p>5.682451253481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61">
                <text:p>2861</text:p>
              </table:table-cell>
              <table:table-cell office:value-type="float" office:value="3.58">
                <text:p>3.58</text:p>
              </table:table-cell>
              <table:table-cell office:value-type="float" office:value="5.69832402234637">
                <text:p>5.698324022346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81">
                <text:p>2881</text:p>
              </table:table-cell>
              <table:table-cell office:value-type="float" office:value="3.74">
                <text:p>3.74</text:p>
              </table:table-cell>
              <table:table-cell office:value-type="float" office:value="5.45454545454545">
                <text:p>5.454545454545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01">
                <text:p>2901</text:p>
              </table:table-cell>
              <table:table-cell office:value-type="float" office:value="3.47">
                <text:p>3.47</text:p>
              </table:table-cell>
              <table:table-cell office:value-type="float" office:value="5.87896253602305">
                <text:p>5.878962536023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21">
                <text:p>2921</text:p>
              </table:table-cell>
              <table:table-cell office:value-type="float" office:value="4.6">
                <text:p>4.6</text:p>
              </table:table-cell>
              <table:table-cell office:value-type="float" office:value="4.43478260869565">
                <text:p>4.434782608695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41">
                <text:p>2941</text:p>
              </table:table-cell>
              <table:table-cell office:value-type="float" office:value="4.4">
                <text:p>4.4</text:p>
              </table:table-cell>
              <table:table-cell office:value-type="float" office:value="4.63636363636364">
                <text:p>4.636363636363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61">
                <text:p>2961</text:p>
              </table:table-cell>
              <table:table-cell office:value-type="float" office:value="3.84">
                <text:p>3.84</text:p>
              </table:table-cell>
              <table:table-cell office:value-type="float" office:value="5.3125">
                <text:p>5.31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81">
                <text:p>2981</text:p>
              </table:table-cell>
              <table:table-cell office:value-type="float" office:value="3.84">
                <text:p>3.84</text:p>
              </table:table-cell>
              <table:table-cell office:value-type="float" office:value="5.3125">
                <text:p>5.31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01">
                <text:p>3001</text:p>
              </table:table-cell>
              <table:table-cell office:value-type="float" office:value="3.71">
                <text:p>3.71</text:p>
              </table:table-cell>
              <table:table-cell office:value-type="float" office:value="5.49865229110512">
                <text:p>5.498652291105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21">
                <text:p>3021</text:p>
              </table:table-cell>
              <table:table-cell office:value-type="float" office:value="3.81">
                <text:p>3.81</text:p>
              </table:table-cell>
              <table:table-cell office:value-type="float" office:value="5.35433070866142">
                <text:p>5.354330708661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41">
                <text:p>3041</text:p>
              </table:table-cell>
              <table:table-cell office:value-type="float" office:value="4.01">
                <text:p>4.01</text:p>
              </table:table-cell>
              <table:table-cell office:value-type="float" office:value="5.08728179551122">
                <text:p>5.087281795511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61">
                <text:p>3061</text:p>
              </table:table-cell>
              <table:table-cell office:value-type="float" office:value="3.81">
                <text:p>3.81</text:p>
              </table:table-cell>
              <table:table-cell office:value-type="float" office:value="5.35433070866142">
                <text:p>5.354330708661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81">
                <text:p>3081</text:p>
              </table:table-cell>
              <table:table-cell office:value-type="float" office:value="5.01">
                <text:p>5.01</text:p>
              </table:table-cell>
              <table:table-cell office:value-type="float" office:value="4.07185628742515">
                <text:p>4.071856287425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01">
                <text:p>3101</text:p>
              </table:table-cell>
              <table:table-cell office:value-type="float" office:value="4.39">
                <text:p>4.39</text:p>
              </table:table-cell>
              <table:table-cell office:value-type="float" office:value="4.64692482915718">
                <text:p>4.646924829157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21">
                <text:p>3121</text:p>
              </table:table-cell>
              <table:table-cell office:value-type="float" office:value="3.92">
                <text:p>3.92</text:p>
              </table:table-cell>
              <table:table-cell office:value-type="float" office:value="5.20408163265306">
                <text:p>5.204081632653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41">
                <text:p>3141</text:p>
              </table:table-cell>
              <table:table-cell office:value-type="float" office:value="3.88">
                <text:p>3.88</text:p>
              </table:table-cell>
              <table:table-cell office:value-type="float" office:value="5.25773195876289">
                <text:p>5.257731958762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61">
                <text:p>3161</text:p>
              </table:table-cell>
              <table:table-cell office:value-type="float" office:value="3.89">
                <text:p>3.89</text:p>
              </table:table-cell>
              <table:table-cell office:value-type="float" office:value="5.24421593830334">
                <text:p>5.244215938303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81">
                <text:p>3181</text:p>
              </table:table-cell>
              <table:table-cell office:value-type="float" office:value="4.81">
                <text:p>4.81</text:p>
              </table:table-cell>
              <table:table-cell office:value-type="float" office:value="4.24116424116424">
                <text:p>4.241164241164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01">
                <text:p>3201</text:p>
              </table:table-cell>
              <table:table-cell office:value-type="float" office:value="4.21">
                <text:p>4.21</text:p>
              </table:table-cell>
              <table:table-cell office:value-type="float" office:value="4.84560570071259">
                <text:p>4.845605700712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21">
                <text:p>3221</text:p>
              </table:table-cell>
              <table:table-cell office:value-type="float" office:value="3.96">
                <text:p>3.96</text:p>
              </table:table-cell>
              <table:table-cell office:value-type="float" office:value="5.15151515151515">
                <text:p>5.151515151515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41">
                <text:p>3241</text:p>
              </table:table-cell>
              <table:table-cell office:value-type="float" office:value="3.83">
                <text:p>3.83</text:p>
              </table:table-cell>
              <table:table-cell office:value-type="float" office:value="5.32637075718016">
                <text:p>5.326370757180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61">
                <text:p>3261</text:p>
              </table:table-cell>
              <table:table-cell office:value-type="float" office:value="3.68">
                <text:p>3.68</text:p>
              </table:table-cell>
              <table:table-cell office:value-type="float" office:value="5.54347826086956">
                <text:p>5.543478260869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81">
                <text:p>3281</text:p>
              </table:table-cell>
              <table:table-cell office:value-type="float" office:value="4.49">
                <text:p>4.49</text:p>
              </table:table-cell>
              <table:table-cell office:value-type="float" office:value="4.543429844098">
                <text:p>4.5434298440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01">
                <text:p>3301</text:p>
              </table:table-cell>
              <table:table-cell office:value-type="float" office:value="4.31">
                <text:p>4.31</text:p>
              </table:table-cell>
              <table:table-cell office:value-type="float" office:value="4.73317865429234">
                <text:p>4.733178654292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21">
                <text:p>3321</text:p>
              </table:table-cell>
              <table:table-cell office:value-type="float" office:value="4.11">
                <text:p>4.11</text:p>
              </table:table-cell>
              <table:table-cell office:value-type="float" office:value="4.96350364963504">
                <text:p>4.963503649635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41">
                <text:p>3341</text:p>
              </table:table-cell>
              <table:table-cell office:value-type="float" office:value="3.7">
                <text:p>3.7</text:p>
              </table:table-cell>
              <table:table-cell office:value-type="float" office:value="5.51351351351351">
                <text:p>5.513513513513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61">
                <text:p>3361</text:p>
              </table:table-cell>
              <table:table-cell office:value-type="float" office:value="3.69">
                <text:p>3.69</text:p>
              </table:table-cell>
              <table:table-cell office:value-type="float" office:value="5.52845528455285">
                <text:p>5.528455284552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81">
                <text:p>3381</text:p>
              </table:table-cell>
              <table:table-cell office:value-type="float" office:value="4.43">
                <text:p>4.43</text:p>
              </table:table-cell>
              <table:table-cell office:value-type="float" office:value="4.60496613995485">
                <text:p>4.604966139954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01">
                <text:p>3401</text:p>
              </table:table-cell>
              <table:table-cell office:value-type="float" office:value="3.58">
                <text:p>3.58</text:p>
              </table:table-cell>
              <table:table-cell office:value-type="float" office:value="5.69832402234637">
                <text:p>5.698324022346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21">
                <text:p>3421</text:p>
              </table:table-cell>
              <table:table-cell office:value-type="float" office:value="4.37">
                <text:p>4.37</text:p>
              </table:table-cell>
              <table:table-cell office:value-type="float" office:value="4.66819221967963">
                <text:p>4.668192219679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41">
                <text:p>3441</text:p>
              </table:table-cell>
              <table:table-cell office:value-type="float" office:value="3.97">
                <text:p>3.97</text:p>
              </table:table-cell>
              <table:table-cell office:value-type="float" office:value="5.13853904282116">
                <text:p>5.138539042821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61">
                <text:p>3461</text:p>
              </table:table-cell>
              <table:table-cell office:value-type="float" office:value="4.29">
                <text:p>4.29</text:p>
              </table:table-cell>
              <table:table-cell office:value-type="float" office:value="4.75524475524476">
                <text:p>4.755244755244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81">
                <text:p>3481</text:p>
              </table:table-cell>
              <table:table-cell office:value-type="float" office:value="3.6">
                <text:p>3.6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01">
                <text:p>3501</text:p>
              </table:table-cell>
              <table:table-cell office:value-type="float" office:value="3.72">
                <text:p>3.72</text:p>
              </table:table-cell>
              <table:table-cell office:value-type="float" office:value="5.48387096774194">
                <text:p>5.483870967741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21">
                <text:p>3521</text:p>
              </table:table-cell>
              <table:table-cell office:value-type="float" office:value="3.87">
                <text:p>3.87</text:p>
              </table:table-cell>
              <table:table-cell office:value-type="float" office:value="5.27131782945736">
                <text:p>5.271317829457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41">
                <text:p>3541</text:p>
              </table:table-cell>
              <table:table-cell office:value-type="float" office:value="3.78">
                <text:p>3.78</text:p>
              </table:table-cell>
              <table:table-cell office:value-type="float" office:value="5.3968253968254">
                <text:p>5.39682539682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61">
                <text:p>3561</text:p>
              </table:table-cell>
              <table:table-cell office:value-type="float" office:value="3.73">
                <text:p>3.73</text:p>
              </table:table-cell>
              <table:table-cell office:value-type="float" office:value="5.46916890080429">
                <text:p>5.469168900804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81">
                <text:p>3581</text:p>
              </table:table-cell>
              <table:table-cell office:value-type="float" office:value="3.68">
                <text:p>3.68</text:p>
              </table:table-cell>
              <table:table-cell office:value-type="float" office:value="5.54347826086956">
                <text:p>5.543478260869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01">
                <text:p>3601</text:p>
              </table:table-cell>
              <table:table-cell office:value-type="float" office:value="3.75">
                <text:p>3.75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21">
                <text:p>3621</text:p>
              </table:table-cell>
              <table:table-cell office:value-type="float" office:value="3.63">
                <text:p>3.63</text:p>
              </table:table-cell>
              <table:table-cell office:value-type="float" office:value="5.6198347107438">
                <text:p>5.61983471074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41">
                <text:p>3641</text:p>
              </table:table-cell>
              <table:table-cell office:value-type="float" office:value="3.54">
                <text:p>3.54</text:p>
              </table:table-cell>
              <table:table-cell office:value-type="float" office:value="5.76271186440678">
                <text:p>5.762711864406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61">
                <text:p>3661</text:p>
              </table:table-cell>
              <table:table-cell office:value-type="float" office:value="3.51">
                <text:p>3.51</text:p>
              </table:table-cell>
              <table:table-cell office:value-type="float" office:value="5.81196581196581">
                <text:p>5.8119658119658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81">
                <text:p>3681</text:p>
              </table:table-cell>
              <table:table-cell office:value-type="float" office:value="3.6">
                <text:p>3.6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01">
                <text:p>3701</text:p>
              </table:table-cell>
              <table:table-cell office:value-type="float" office:value="3.57">
                <text:p>3.57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21">
                <text:p>3721</text:p>
              </table:table-cell>
              <table:table-cell office:value-type="float" office:value="3.45">
                <text:p>3.45</text:p>
              </table:table-cell>
              <table:table-cell office:value-type="float" office:value="5.91304347826087">
                <text:p>5.913043478260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41">
                <text:p>3741</text:p>
              </table:table-cell>
              <table:table-cell office:value-type="float" office:value="3.51">
                <text:p>3.51</text:p>
              </table:table-cell>
              <table:table-cell office:value-type="float" office:value="5.81196581196581">
                <text:p>5.811965811965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61">
                <text:p>3761</text:p>
              </table:table-cell>
              <table:table-cell office:value-type="float" office:value="4.02">
                <text:p>4.02</text:p>
              </table:table-cell>
              <table:table-cell office:value-type="float" office:value="5.07462686567164">
                <text:p>5.074626865671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81">
                <text:p>3781</text:p>
              </table:table-cell>
              <table:table-cell office:value-type="float" office:value="3.41">
                <text:p>3.41</text:p>
              </table:table-cell>
              <table:table-cell office:value-type="float" office:value="5.98240469208211">
                <text:p>5.982404692082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01">
                <text:p>3801</text:p>
              </table:table-cell>
              <table:table-cell office:value-type="float" office:value="4.74">
                <text:p>4.74</text:p>
              </table:table-cell>
              <table:table-cell office:value-type="float" office:value="4.30379746835443">
                <text:p>4.303797468354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21">
                <text:p>3821</text:p>
              </table:table-cell>
              <table:table-cell office:value-type="float" office:value="4.29">
                <text:p>4.29</text:p>
              </table:table-cell>
              <table:table-cell office:value-type="float" office:value="4.75524475524476">
                <text:p>4.755244755244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41">
                <text:p>3841</text:p>
              </table:table-cell>
              <table:table-cell office:value-type="float" office:value="3.65">
                <text:p>3.65</text:p>
              </table:table-cell>
              <table:table-cell office:value-type="float" office:value="5.58904109589041">
                <text:p>5.5890410958904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61">
                <text:p>3861</text:p>
              </table:table-cell>
              <table:table-cell office:value-type="float" office:value="3.6">
                <text:p>3.6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81">
                <text:p>3881</text:p>
              </table:table-cell>
              <table:table-cell office:value-type="float" office:value="3.53">
                <text:p>3.53</text:p>
              </table:table-cell>
              <table:table-cell office:value-type="float" office:value="5.77903682719547">
                <text:p>5.779036827195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01">
                <text:p>3901</text:p>
              </table:table-cell>
              <table:table-cell office:value-type="float" office:value="3.39">
                <text:p>3.39</text:p>
              </table:table-cell>
              <table:table-cell office:value-type="float" office:value="6.01769911504425">
                <text:p>6.017699115044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21">
                <text:p>3921</text:p>
              </table:table-cell>
              <table:table-cell office:value-type="float" office:value="3.51">
                <text:p>3.51</text:p>
              </table:table-cell>
              <table:table-cell office:value-type="float" office:value="5.81196581196581">
                <text:p>5.811965811965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41">
                <text:p>3941</text:p>
              </table:table-cell>
              <table:table-cell office:value-type="float" office:value="3.87">
                <text:p>3.87</text:p>
              </table:table-cell>
              <table:table-cell office:value-type="float" office:value="5.27131782945736">
                <text:p>5.271317829457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61">
                <text:p>3961</text:p>
              </table:table-cell>
              <table:table-cell office:value-type="float" office:value="3.93">
                <text:p>3.93</text:p>
              </table:table-cell>
              <table:table-cell office:value-type="float" office:value="5.19083969465649">
                <text:p>5.190839694656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81">
                <text:p>3981</text:p>
              </table:table-cell>
              <table:table-cell office:value-type="float" office:value="3.84">
                <text:p>3.84</text:p>
              </table:table-cell>
              <table:table-cell office:value-type="float" office:value="5.3125">
                <text:p>5.3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